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E000000DF000000DFFA75738F.svm" manifest:media-type=""/>
  <manifest:file-entry manifest:full-path="Object 1/Pictures/2000000E000000DF000000DFFEFD14EE.svm" manifest:media-type=""/>
  <manifest:file-entry manifest:full-path="Object 1/Pictures/2000000E000000DF000000DFD5DED663.svm" manifest:media-type=""/>
  <manifest:file-entry manifest:full-path="Object 1/Pictures/2000000E000000DF000000DFF60F7034.svm" manifest:media-type=""/>
  <manifest:file-entry manifest:full-path="Object 1/Pictures/2000000E000000DD000000DF8AEB08F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241cm" svg:height="13.531cm" svg:x="0.012cm" svg:y="0.02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35cm" fo:page-height="13.5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el Exner</meta:initial-creator>
    <meta:creation-date>2014-09-20T11:01:33</meta:creation-date>
    <dc:date>2015-08-14T14:03:44.227576773</dc:date>
    <dc:creator>Pavel Exner</dc:creator>
    <meta:editing-duration>PT25M28S</meta:editing-duration>
    <meta:editing-cycles>13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minimum="0.001" chart:maximum="6000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symbol-image xlink:href="Pictures/2000000E000000DD000000DF8AEB08F0.svm" xlink:type="simple" xlink:actuate="onLoad"/>
      </style:chart-properties>
      <style:graphic-properties svg:stroke-width="0.076cm" svg:stroke-color="#83caff" draw:fill-color="#83caf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 chart:link-data-style-to-source="true">
        <chart:symbol-image xlink:href="Pictures/2000000E000000DF000000DFF60F7034.svm" xlink:type="simple" xlink:actuate="onLoad"/>
      </style:chart-properties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993366" draw:fill-color="#993366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circle" chart:symbol-width="0.25cm" chart:symbol-height="0.25cm" chart:link-data-style-to-source="true">
        <chart:symbol-image xlink:href="Pictures/2000000E000000DF000000DFD5DED663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one" chart:link-data-style-to-source="true"/>
      <style:graphic-properties svg:stroke-width="0.076cm" svg:stroke-color="#579d1c" draw:fill-color="#579d1c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bow-tie" chart:symbol-width="0.25cm" chart:symbol-height="0.25cm" chart:link-data-style-to-source="true">
        <chart:symbol-image xlink:href="Pictures/2000000E000000DF000000DFFEFD14EE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76cm" svg:stroke-color="#ff950e" draw:fill-color="#ff950e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 chart:link-data-style-to-source="true">
        <chart:symbol-image xlink:href="Pictures/2000000E000000DF000000DFFA75738F.svm" xlink:type="simple" xlink:actuate="onLoad"/>
      </style:chart-properties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76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242cm" svg:height="13.532cm" xlink:href="." xlink:type="simple" chart:class="chart:scatter" chart:style-name="ch1">
        <chart:legend svg:x="22.892cm" svg:y="1.856cm" style:legend-expansion="custom" chartooo:width="6.133cm" chartooo:height="9.438cm" style:legend-expansion-aspect-ratio="0.649819877092604" chart:style-name="ch2"/>
        <chart:plot-area chart:style-name="ch3" chart:data-source-has-labels="both" svg:x="0.992cm" svg:y="0.493cm" svg:width="22.337cm" svg:height="12.178cm">
          <chartooo:coordinate-region svg:x="2.407cm" svg:y="0.493cm" svg:width="20.484cm" svg:height="11.293cm"/>
          <chart:axis chart:dimension="x" chart:name="primary-x" chart:style-name="ch4" chartooo:axis-type="auto">
            <chart:title svg:x="10.619cm" svg:y="12.437cm" chart:style-name="ch5">
              <text:p>element size h</text:p>
            </chart:title>
            <chart:categories table:cell-range-address="local-table.$A$2:.$A$102"/>
          </chart:axis>
          <chart:axis chart:dimension="y" chart:name="primary-y" chart:style-name="ch6">
            <chart:title svg:x="0.003cm" svg:y="9.241cm" chart:style-name="ch7">
              <text:p>error in L2 norm</text:p>
            </chart:title>
            <chart:grid chart:style-name="ch8" chart:class="major"/>
          </chart:axis>
          <chart:series chart:style-name="ch9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series chart:style-name="ch10" chart:values-cell-range-address="local-table.$E$2:.$E$102" chart:label-cell-address="local-table.$E$1" chart:class="chart:scatter">
            <chart:domain table:cell-range-address="local-table.$D$2:.$D$102"/>
            <chart:data-point chart:repeated="101"/>
          </chart:series>
          <chart:series chart:style-name="ch11" chart:values-cell-range-address="local-table.$G$2:.$G$102" chart:label-cell-address="local-table.$G$1" chart:class="chart:scatter">
            <chart:domain table:cell-range-address="local-table.$F$2:.$F$102"/>
            <chart:data-point chart:repeated="101"/>
          </chart:series>
          <chart:series chart:style-name="ch12" chart:values-cell-range-address="local-table.$I$2:.$I$102" chart:label-cell-address="local-table.$I$1" chart:class="chart:scatter">
            <chart:domain table:cell-range-address="local-table.$H$2:.$H$102"/>
            <chart:data-point chart:repeated="101"/>
          </chart:series>
          <chart:series chart:style-name="ch13" chart:values-cell-range-address="local-table.$K$2:.$K$102" chart:label-cell-address="local-table.$K$1" chart:class="chart:scatter">
            <chart:domain table:cell-range-address="local-table.$J$2:.$J$102"/>
            <chart:data-point chart:repeated="101"/>
          </chart:series>
          <chart:series chart:style-name="ch14" chart:values-cell-range-address="local-table.$M$2:.$M$102" chart:label-cell-address="local-table.$M$1" chart:class="chart:scatter">
            <chart:domain table:cell-range-address="local-table.$L$2:.$L$102"/>
            <chart:data-point chart:repeated="101"/>
          </chart:series>
          <chart:series chart:style-name="ch15" chart:values-cell-range-address="local-table.$O$2:.$O$102" chart:label-cell-address="local-table.$O$1" chart:class="chart:scatter">
            <chart:domain table:cell-range-address="local-table.$N$2:.$N$102"/>
            <chart:data-point chart:repeated="3"/>
            <chart:data-point chart:style-name="ch16"/>
            <chart:data-point chart:repeated="97"/>
          </chart:series>
          <chart:series chart:style-name="ch17" chart:values-cell-range-address="local-table.$Q$2:.$Q$102" chart:label-cell-address="local-table.$Q$1" chart:class="chart:scatter">
            <chart:domain table:cell-range-address="local-table.$P$2:.$P$102"/>
            <chart:data-point chart:repeated="101"/>
          </chart:series>
          <chart:series chart:style-name="ch18" chart:values-cell-range-address="local-table.$S$2:.$S$102" chart:label-cell-address="local-table.$S$1" chart:class="chart:scatter">
            <chart:domain table:cell-range-address="local-table.$R$2:.$R$102"/>
            <chart:data-point chart:repeated="101"/>
          </chart:series>
          <chart:series chart:style-name="ch19" chart:values-cell-range-address="local-table.$U$2:.$U$102" chart:label-cell-address="local-table.$U$1" chart:class="chart:scatter">
            <chart:domain table:cell-range-address="local-table.$T$2:.$T$102"/>
            <chart:data-point chart:repeated="101"/>
          </chart:series>
          <chart:series chart:style-name="ch20" chart:values-cell-range-address="local-table.$W$2:.$W$102" chart:label-cell-address="local-table.$W$1" chart:class="chart:scatter">
            <chart:domain table:cell-range-address="local-table.$V$2:.$V$102"/>
            <chart:data-point chart:repeated="101"/>
          </chart:series>
          <chart:series chart:style-name="ch21" chart:values-cell-range-address="local-table.$Y$2:.$Y$102" chart:label-cell-address="local-table.$Y$1" chart:class="chart:scatter">
            <chart:domain table:cell-range-address="local-table.$X$2:.$X$102"/>
            <chart:data-point chart:repeated="10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EM_adapt</text:p>
              </table:table-cell>
              <table:table-cell office:value-type="string">
                <text:p/>
              </table:table-cell>
              <table:table-cell office:value-type="string">
                <text:p>t1a = 617.40*h^0.56</text:p>
              </table:table-cell>
              <table:table-cell office:value-type="string">
                <text:p/>
              </table:table-cell>
              <table:table-cell office:value-type="string">
                <text:p>FEM_adapt</text:p>
              </table:table-cell>
              <table:table-cell office:value-type="string">
                <text:p/>
              </table:table-cell>
              <table:table-cell office:value-type="string">
                <text:p>t1b = 1180.24*h^1.27</text:p>
              </table:table-cell>
              <table:table-cell office:value-type="string">
                <text:p/>
              </table:table-cell>
              <table:table-cell office:value-type="string">
                <text:p>SGFEM</text:p>
              </table:table-cell>
              <table:table-cell office:value-type="string">
                <text:p/>
              </table:table-cell>
              <table:table-cell office:value-type="string">
                <text:p>t5 = 0.06*h^1.99</text:p>
              </table:table-cell>
              <table:table-cell office:value-type="string">
                <text:p/>
              </table:table-cell>
              <table:table-cell office:value-type="string">
                <text:p>shifted XFEM</text:p>
              </table:table-cell>
              <table:table-cell office:value-type="string">
                <text:p/>
              </table:table-cell>
              <table:table-cell office:value-type="string">
                <text:p>t4 = 0.06*h^1.98</text:p>
              </table:table-cell>
              <table:table-cell office:value-type="string">
                <text:p/>
              </table:table-cell>
              <table:table-cell office:value-type="string">
                <text:p>ramp function XFEM</text:p>
              </table:table-cell>
              <table:table-cell office:value-type="string">
                <text:p/>
              </table:table-cell>
              <table:table-cell office:value-type="string">
                <text:p>t3 = 0.06*h^2.03</text:p>
              </table:table-cell>
              <table:table-cell office:value-type="string">
                <text:p/>
              </table:table-cell>
              <table:table-cell office:value-type="string">
                <text:p>XFEM</text:p>
              </table:table-cell>
              <table:table-cell office:value-type="string">
                <text:p/>
              </table:table-cell>
              <table:table-cell office:value-type="string">
                <text:p>t2 = 0.24*h^1.8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480">
                <text:p>4480</text:p>
              </table:table-cell>
              <table:table-cell office:value-type="float" office:value="50">
                <text:p>50</text:p>
              </table:table-cell>
              <table:table-cell office:value-type="float" office:value="5464.67239765674">
                <text:p>5464.67239765674</text:p>
              </table:table-cell>
              <table:table-cell office:value-type="float" office:value="0.390625">
                <text:p>0.390625</text:p>
              </table:table-cell>
              <table:table-cell office:value-type="float" office:value="323">
                <text:p>323</text:p>
              </table:table-cell>
              <table:table-cell office:value-type="float" office:value="0.390625">
                <text:p>0.390625</text:p>
              </table:table-cell>
              <table:table-cell office:value-type="float" office:value="357.19394162388">
                <text:p>357.1939416238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3.9063216353744">
                <text:p>33.906321635374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.832509600303">
                <text:p>32.83250960030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41.1287947052826">
                <text:p>41.128794705282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05.195888292316">
                <text:p>105.1958882923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010">
                <text:p>4010</text:p>
              </table:table-cell>
              <table:table-cell office:value-type="float" office:value="47.6318999021969">
                <text:p>47.6318999021969</text:p>
              </table:table-cell>
              <table:table-cell office:value-type="float" office:value="5318.86150688001">
                <text:p>5318.86150688001</text:p>
              </table:table-cell>
              <table:table-cell office:value-type="float" office:value="0.1953125">
                <text:p>0.1953125</text:p>
              </table:table-cell>
              <table:table-cell office:value-type="float" office:value="156">
                <text:p>156</text:p>
              </table:table-cell>
              <table:table-cell office:value-type="float" office:value="0.377318878486268">
                <text:p>0.377318878486268</text:p>
              </table:table-cell>
              <table:table-cell office:value-type="float" office:value="341.795638608593">
                <text:p>341.795638608593</text:p>
              </table:table-cell>
              <table:table-cell office:value-type="float" office:value="25">
                <text:p>25</text:p>
              </table:table-cell>
              <table:table-cell office:value-type="float" office:value="36.2">
                <text:p>36.2</text:p>
              </table:table-cell>
              <table:table-cell office:value-type="float" office:value="23.8159499510984">
                <text:p>23.8159499510984</text:p>
              </table:table-cell>
              <table:table-cell office:value-type="float" office:value="30.7923596818623">
                <text:p>30.792359681862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3.8159499510984">
                <text:p>23.8159499510984</text:p>
              </table:table-cell>
              <table:table-cell office:value-type="float" office:value="29.8308217154913">
                <text:p>29.8308217154913</text:p>
              </table:table-cell>
              <table:table-cell office:value-type="float" office:value="25">
                <text:p>25</text:p>
              </table:table-cell>
              <table:table-cell office:value-type="float" office:value="38.4">
                <text:p>38.4</text:p>
              </table:table-cell>
              <table:table-cell office:value-type="float" office:value="24.4855074396732">
                <text:p>24.4855074396732</text:p>
              </table:table-cell>
              <table:table-cell office:value-type="float" office:value="39.4264054046964">
                <text:p>39.4264054046964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99.8133802944501">
                <text:p>99.813380294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2900">
                <text:p>2900</text:p>
              </table:table-cell>
              <table:table-cell office:value-type="float" office:value="45.375957765858">
                <text:p>45.375957765858</text:p>
              </table:table-cell>
              <table:table-cell office:value-type="float" office:value="5176.94120904682">
                <text:p>5176.941209046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73.1">
                <text:p>73.1</text:p>
              </table:table-cell>
              <table:table-cell office:value-type="float" office:value="0.364466012319065">
                <text:p>0.364466012319065</text:p>
              </table:table-cell>
              <table:table-cell office:value-type="float" office:value="327.061142304788">
                <text:p>327.061142304788</text:p>
              </table:table-cell>
              <table:table-cell office:value-type="float" office:value="12.5">
                <text:p>12.5</text:p>
              </table:table-cell>
              <table:table-cell office:value-type="float" office:value="7.9">
                <text:p>7.9</text:p>
              </table:table-cell>
              <table:table-cell office:value-type="float" office:value="22.687978882929">
                <text:p>22.687978882929</text:p>
              </table:table-cell>
              <table:table-cell office:value-type="float" office:value="27.9643844877575">
                <text:p>27.9643844877575</text:p>
              </table:table-cell>
              <table:table-cell office:value-type="float" office:value="12.5">
                <text:p>12.5</text:p>
              </table:table-cell>
              <table:table-cell office:value-type="float" office:value="8.06">
                <text:p>8.06</text:p>
              </table:table-cell>
              <table:table-cell office:value-type="float" office:value="22.687978882929">
                <text:p>22.687978882929</text:p>
              </table:table-cell>
              <table:table-cell office:value-type="float" office:value="27.1035609234456">
                <text:p>27.1035609234456</text:p>
              </table:table-cell>
              <table:table-cell office:value-type="float" office:value="12.5">
                <text:p>12.5</text:p>
              </table:table-cell>
              <table:table-cell office:value-type="float" office:value="11.2">
                <text:p>11.2</text:p>
              </table:table-cell>
              <table:table-cell office:value-type="float" office:value="23.9816029831316">
                <text:p>23.9816029831316</text:p>
              </table:table-cell>
              <table:table-cell office:value-type="float" office:value="37.7944808320828">
                <text:p>37.7944808320828</text:p>
              </table:table-cell>
              <table:table-cell office:value-type="float" office:value="12.5">
                <text:p>12.5</text:p>
              </table:table-cell>
              <table:table-cell office:value-type="float" office:value="29.5">
                <text:p>29.5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94.7062765240441">
                <text:p>94.706276524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1800">
                <text:p>1800</text:p>
              </table:table-cell>
              <table:table-cell office:value-type="float" office:value="43.2268615653932">
                <text:p>43.2268615653932</text:p>
              </table:table-cell>
              <table:table-cell office:value-type="float" office:value="5038.80769357504">
                <text:p>5038.80769357504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22.9">
                <text:p>22.9</text:p>
              </table:table-cell>
              <table:table-cell office:value-type="float" office:value="0.352050961957355">
                <text:p>0.352050961957355</text:p>
              </table:table-cell>
              <table:table-cell office:value-type="float" office:value="312.961836614329">
                <text:p>312.961836614329</text:p>
              </table:table-cell>
              <table:table-cell office:value-type="float" office:value="6.25">
                <text:p>6.25</text:p>
              </table:table-cell>
              <table:table-cell office:value-type="float" office:value="2.13">
                <text:p>2.13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25.3961309837439">
                <text:p>25.3961309837439</text:p>
              </table:table-cell>
              <table:table-cell office:value-type="float" office:value="6.25">
                <text:p>6.25</text:p>
              </table:table-cell>
              <table:table-cell office:value-type="float" office:value="2.13">
                <text:p>2.13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24.625637930364">
                <text:p>24.625637930364</text:p>
              </table:table-cell>
              <table:table-cell office:value-type="float" office:value="6.25">
                <text:p>6.25</text:p>
              </table:table-cell>
              <table:table-cell office:value-type="float" office:value="2.43">
                <text:p>2.43</text:p>
              </table:table-cell>
              <table:table-cell office:value-type="float" office:value="23.4880687303503">
                <text:p>23.4880687303503</text:p>
              </table:table-cell>
              <table:table-cell office:value-type="float" office:value="36.2301043350131">
                <text:p>36.2301043350131</text:p>
              </table:table-cell>
              <table:table-cell office:value-type="float" office:value="6.25">
                <text:p>6.25</text:p>
              </table:table-cell>
              <table:table-cell office:value-type="float" office:value="7.89">
                <text:p>7.89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89.8604855039403">
                <text:p>89.860485503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">
                <text:p>3.125</text:p>
              </table:table-cell>
              <table:table-cell office:value-type="float" office:value="1210">
                <text:p>1210</text:p>
              </table:table-cell>
              <table:table-cell office:value-type="float" office:value="41.1795508633786">
                <text:p>41.1795508633786</text:p>
              </table:table-cell>
              <table:table-cell office:value-type="float" office:value="4904.35991980403">
                <text:p>4904.35991980403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10.2">
                <text:p>10.2</text:p>
              </table:table-cell>
              <table:table-cell office:value-type="float" office:value="0.340058813787548">
                <text:p>0.340058813787548</text:p>
              </table:table-cell>
              <table:table-cell office:value-type="float" office:value="299.470339052809">
                <text:p>299.470339052809</text:p>
              </table:table-cell>
              <table:table-cell office:value-type="float" office:value="3.125">
                <text:p>3.125</text:p>
              </table:table-cell>
              <table:table-cell office:value-type="float" office:value="0.551">
                <text:p>0.551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23.063746288635">
                <text:p>23.063746288635</text:p>
              </table:table-cell>
              <table:table-cell office:value-type="float" office:value="3.125">
                <text:p>3.125</text:p>
              </table:table-cell>
              <table:table-cell office:value-type="float" office:value="0.55">
                <text:p>0.55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22.374257212557">
                <text:p>22.374257212557</text:p>
              </table:table-cell>
              <table:table-cell office:value-type="float" office:value="3.125">
                <text:p>3.125</text:p>
              </table:table-cell>
              <table:table-cell office:value-type="float" office:value="0.583">
                <text:p>0.583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34.7304799861593">
                <text:p>34.7304799861593</text:p>
              </table:table-cell>
              <table:table-cell office:value-type="float" office:value="3.125">
                <text:p>3.125</text:p>
              </table:table-cell>
              <table:table-cell office:value-type="float" office:value="2.06">
                <text:p>2.06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85.2626367688924">
                <text:p>85.2626367688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25">
                <text:p>1.5625</text:p>
              </table:table-cell>
              <table:table-cell office:value-type="float" office:value="721">
                <text:p>721</text:p>
              </table:table-cell>
              <table:table-cell office:value-type="float" office:value="39.2292048948375">
                <text:p>39.2292048948375</text:p>
              </table:table-cell>
              <table:table-cell office:value-type="float" office:value="4773.49954308631">
                <text:p>4773.49954308631</text:p>
              </table:table-cell>
              <table:table-cell office:value-type="float" office:value="0.01220703125">
                <text:p>0.01220703125</text:p>
              </table:table-cell>
              <table:table-cell office:value-type="float" office:value="4.38">
                <text:p>4.38</text:p>
              </table:table-cell>
              <table:table-cell office:value-type="float" office:value="0.328475162208482">
                <text:p>0.328475162208482</text:p>
              </table:table-cell>
              <table:table-cell office:value-type="float" office:value="286.560447569595">
                <text:p>286.560447569595</text:p>
              </table:table-cell>
              <table:table-cell office:value-type="float" office:value="1.5625">
                <text:p>1.5625</text:p>
              </table:table-cell>
              <table:table-cell office:value-type="float" office:value="0.14">
                <text:p>0.14</text:p>
              </table:table-cell>
              <table:table-cell office:value-type="float" office:value="19.6146024474188">
                <text:p>19.6146024474188</text:p>
              </table:table-cell>
              <table:table-cell office:value-type="float" office:value="20.9455681736331">
                <text:p>20.9455681736331</text:p>
              </table:table-cell>
              <table:table-cell office:value-type="float" office:value="1.5625">
                <text:p>1.5625</text:p>
              </table:table-cell>
              <table:table-cell office:value-type="float" office:value="0.14">
                <text:p>0.14</text:p>
              </table:table-cell>
              <table:table-cell office:value-type="float" office:value="19.6146024474188">
                <text:p>19.6146024474188</text:p>
              </table:table-cell>
              <table:table-cell office:value-type="float" office:value="20.3287073102134">
                <text:p>20.3287073102134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22.5312615652707">
                <text:p>22.5312615652707</text:p>
              </table:table-cell>
              <table:table-cell office:value-type="float" office:value="33.2929275862815">
                <text:p>33.2929275862815</text:p>
              </table:table-cell>
              <table:table-cell office:value-type="float" office:value="1.5625">
                <text:p>1.5625</text:p>
              </table:table-cell>
              <table:table-cell office:value-type="float" office:value="0.533">
                <text:p>0.533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80.9000439738924">
                <text:p>80.9000439738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25">
                <text:p>0.78125</text:p>
              </table:table-cell>
              <table:table-cell office:value-type="float" office:value="603">
                <text:p>603</text:p>
              </table:table-cell>
              <table:table-cell office:value-type="float" office:value="37.3712312158734">
                <text:p>37.3712312158734</text:p>
              </table:table-cell>
              <table:table-cell office:value-type="float" office:value="4646.13084285129">
                <text:p>4646.13084285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4">
                <text:p>0.317286092326654</text:p>
              </table:table-cell>
              <table:table-cell office:value-type="float" office:value="274.207089660408">
                <text:p>274.207089660408</text:p>
              </table:table-cell>
              <table:table-cell office:value-type="float" office:value="0.78125">
                <text:p>0.78125</text:p>
              </table:table-cell>
              <table:table-cell office:value-type="float" office:value="0.0351">
                <text:p>0.0351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19.0219238724672">
                <text:p>19.0219238724672</text:p>
              </table:table-cell>
              <table:table-cell office:value-type="float" office:value="0.78125">
                <text:p>0.78125</text:p>
              </table:table-cell>
              <table:table-cell office:value-type="float" office:value="0.0351">
                <text:p>0.0351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18.4701702934028">
                <text:p>18.4701702934028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2.0675749072664">
                <text:p>22.0675749072664</text:p>
              </table:table-cell>
              <table:table-cell office:value-type="float" office:value="31.9148778740492">
                <text:p>31.9148778740492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76.7606698901149">
                <text:p>76.760669890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0625">
                <text:p>0.390625</text:p>
              </table:table-cell>
              <table:table-cell office:value-type="float" office:value="323">
                <text:p>323</text:p>
              </table:table-cell>
              <table:table-cell office:value-type="float" office:value="35.6012548899268">
                <text:p>35.6012548899268</text:p>
              </table:table-cell>
              <table:table-cell office:value-type="float" office:value="4522.16065258848">
                <text:p>4522.1606525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478163240918">
                <text:p>0.306478163240918</text:p>
              </table:table-cell>
              <table:table-cell office:value-type="float" office:value="262.386273673621">
                <text:p>262.386273673621</text:p>
              </table:table-cell>
              <table:table-cell office:value-type="float" office:value="0.390625">
                <text:p>0.390625</text:p>
              </table:table-cell>
              <table:table-cell office:value-type="float" office:value="0.00882">
                <text:p>0.00882</text:p>
              </table:table-cell>
              <table:table-cell office:value-type="float" office:value="17.8006274449634">
                <text:p>17.8006274449634</text:p>
              </table:table-cell>
              <table:table-cell office:value-type="float" office:value="17.2749473688388">
                <text:p>17.2749473688388</text:p>
              </table:table-cell>
              <table:table-cell office:value-type="float" office:value="0.390625">
                <text:p>0.390625</text:p>
              </table:table-cell>
              <table:table-cell office:value-type="float" office:value="0.00882">
                <text:p>0.00882</text:p>
              </table:table-cell>
              <table:table-cell office:value-type="float" office:value="17.8006274449634">
                <text:p>17.8006274449634</text:p>
              </table:table-cell>
              <table:table-cell office:value-type="float" office:value="16.7815486475081">
                <text:p>16.781548647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30.5938679341367">
                <text:p>30.593867934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72.8330931918985">
                <text:p>72.8330931918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151081861918">
                <text:p>33.9151081861918</text:p>
              </table:table-cell>
              <table:table-cell office:value-type="float" office:value="4401.4982916989">
                <text:p>4401.498291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038391896562">
                <text:p>0.296038391896562</text:p>
              </table:table-cell>
              <table:table-cell office:value-type="float" office:value="251.07504221569">
                <text:p>251.07504221569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221">
                <text:p>0.00221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15.6884134642184">
                <text:p>15.6884134642184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221">
                <text:p>0.00221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15.247307985529">
                <text:p>15.24730798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29.3275367953851">
                <text:p>29.327536795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69.1064769431213">
                <text:p>69.1064769431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088207659373">
                <text:p>32.3088207659373</text:p>
              </table:table-cell>
              <table:table-cell office:value-type="float" office:value="4284.05549916479">
                <text:p>4284.0554991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95423748938">
                <text:p>0.28595423748938</text:p>
              </table:table-cell>
              <table:table-cell office:value-type="float" office:value="240.251427565237">
                <text:p>240.25142756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14.2475870848811">
                <text:p>14.247587084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13.8533341402969">
                <text:p>13.853334140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2988645361">
                <text:p>20.732988645361</text:p>
              </table:table-cell>
              <table:table-cell office:value-type="float" office:value="28.113621211163">
                <text:p>28.11362121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65.5705386960192">
                <text:p>65.5705386960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786103336229">
                <text:p>30.7786103336229</text:p>
              </table:table-cell>
              <table:table-cell office:value-type="float" office:value="4169.74636898929">
                <text:p>4169.7463689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213586400995">
                <text:p>0.276213586400995</text:p>
              </table:table-cell>
              <table:table-cell office:value-type="float" office:value="229.894409009194">
                <text:p>229.89440900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3051668114">
                <text:p>15.3893051668114</text:p>
              </table:table-cell>
              <table:table-cell office:value-type="float" office:value="12.9390864286087">
                <text:p>12.9390864286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3051668114">
                <text:p>15.3893051668114</text:p>
              </table:table-cell>
              <table:table-cell office:value-type="float" office:value="12.5868033219279">
                <text:p>12.586803321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063099089059">
                <text:p>20.3063099089059</text:p>
              </table:table-cell>
              <table:table-cell office:value-type="float" office:value="26.9499516143861">
                <text:p>26.949951614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62.2155221199439">
                <text:p>62.2155221199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208737307969">
                <text:p>29.3208737307969</text:p>
              </table:table-cell>
              <table:table-cell office:value-type="float" office:value="4058.48728735869">
                <text:p>4058.4872873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804737647343">
                <text:p>0.266804737647343</text:p>
              </table:table-cell>
              <table:table-cell office:value-type="float" office:value="219.98387201814">
                <text:p>219.9838720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04368653985">
                <text:p>14.6604368653985</text:p>
              </table:table-cell>
              <table:table-cell office:value-type="float" office:value="11.7507586800199">
                <text:p>11.75075868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04368653985">
                <text:p>14.6604368653985</text:p>
              </table:table-cell>
              <table:table-cell office:value-type="float" office:value="11.4360641460353">
                <text:p>11.436064146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84120938729">
                <text:p>19.8884120938729</text:p>
              </table:table-cell>
              <table:table-cell office:value-type="float" office:value="25.8344482399642">
                <text:p>25.834448239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59.0321700817782">
                <text:p>59.0321700817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321784518055">
                <text:p>27.9321784518055</text:p>
              </table:table-cell>
              <table:table-cell office:value-type="float" office:value="3950.19687148133">
                <text:p>3950.19687148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716388822831">
                <text:p>0.257716388822831</text:p>
              </table:table-cell>
              <table:table-cell office:value-type="float" office:value="210.500569181558">
                <text:p>210.50056918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0.6715671402243">
                <text:p>10.671567140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0.3905304474243">
                <text:p>10.390530447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24.7651174077476">
                <text:p>24.765117407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56.0116991037338">
                <text:p>56.0116991037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09254561334">
                <text:p>26.609254561334</text:p>
              </table:table-cell>
              <table:table-cell office:value-type="float" office:value="3844.79591005844">
                <text:p>3844.7959100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3">
                <text:p>0.248937622523293</text:p>
              </table:table-cell>
              <table:table-cell office:value-type="float" office:value="201.426082827137">
                <text:p>201.42608282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04627280667">
                <text:p>13.304627280667</text:p>
              </table:table-cell>
              <table:table-cell office:value-type="float" office:value="9.69148872250712">
                <text:p>9.6914887225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04627280667">
                <text:p>13.304627280667</text:p>
              </table:table-cell>
              <table:table-cell office:value-type="float" office:value="9.44058389321657">
                <text:p>9.4405838932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78240112007">
                <text:p>19.078240112007</text:p>
              </table:table-cell>
              <table:table-cell office:value-type="float" office:value="23.7400479593279">
                <text:p>23.7400479593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53.1457751280538">
                <text:p>53.1457751280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489869947507">
                <text:p>25.3489869947507</text:p>
              </table:table-cell>
              <table:table-cell office:value-type="float" office:value="3742.2073053434">
                <text:p>3742.20730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0457893231429">
                <text:p>0.240457893231429</text:p>
              </table:table-cell>
              <table:table-cell office:value-type="float" office:value="192.742789251512">
                <text:p>192.74278925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44934973753">
                <text:p>12.6744934973753</text:p>
              </table:table-cell>
              <table:table-cell office:value-type="float" office:value="8.80142086202611">
                <text:p>8.8014208620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44934973753">
                <text:p>12.6744934973753</text:p>
              </table:table-cell>
              <table:table-cell office:value-type="float" office:value="8.57748549949659">
                <text:p>8.57748549949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22.7574078423256">
                <text:p>22.757407842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50.4264905217522">
                <text:p>50.4264905217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84082231211">
                <text:p>24.1484082231211</text:p>
              </table:table-cell>
              <table:table-cell office:value-type="float" office:value="3642.35601674698">
                <text:p>3642.3560167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267014648969">
                <text:p>0.232267014648969</text:p>
              </table:table-cell>
              <table:table-cell office:value-type="float" office:value="184.433824493001">
                <text:p>184.43382449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6">
                <text:p>12.0742041115606</text:p>
              </table:table-cell>
              <table:table-cell office:value-type="float" office:value="7.99309697493708">
                <text:p>7.9930969749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6">
                <text:p>12.0742041115606</text:p>
              </table:table-cell>
              <table:table-cell office:value-type="float" office:value="7.79329523748415">
                <text:p>7.7932952374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010711993203">
                <text:p>18.3010711993203</text:p>
              </table:table-cell>
              <table:table-cell office:value-type="float" office:value="21.8154408360599">
                <text:p>21.815440836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47.8463422579397">
                <text:p>47.8463422579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046912656218">
                <text:p>23.0046912656218</text:p>
              </table:table-cell>
              <table:table-cell office:value-type="float" office:value="3545.16900594729">
                <text:p>3545.16900594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355147460358">
                <text:p>0.224355147460358</text:p>
              </table:table-cell>
              <table:table-cell office:value-type="float" office:value="176.483051579832">
                <text:p>176.48305157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7.2590096817664">
                <text:p>7.259009681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7.08079898965236">
                <text:p>7.080798989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20.9124634127484">
                <text:p>20.912463412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45.3982112135366">
                <text:p>45.3982112135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151430329008">
                <text:p>21.9151430329008</text:p>
              </table:table-cell>
              <table:table-cell office:value-type="float" office:value="3450.57518346437">
                <text:p>3450.5751834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712787513251">
                <text:p>0.216712787513251</text:p>
              </table:table-cell>
              <table:table-cell office:value-type="float" office:value="168.875029190274">
                <text:p>168.87502919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75715164504">
                <text:p>10.9575715164504</text:p>
              </table:table-cell>
              <table:table-cell office:value-type="float" office:value="6.5923410819613">
                <text:p>6.592341081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75715164504">
                <text:p>10.9575715164504</text:p>
              </table:table-cell>
              <table:table-cell office:value-type="float" office:value="6.4334421838287">
                <text:p>6.433442183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555609467249">
                <text:p>17.5555609467249</text:p>
              </table:table-cell>
              <table:table-cell office:value-type="float" office:value="20.0468617286273">
                <text:p>20.046861728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43.0753425262486">
                <text:p>43.0753425262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771979857092">
                <text:p>20.8771979857092</text:p>
              </table:table-cell>
              <table:table-cell office:value-type="float" office:value="3358.50535666034">
                <text:p>3358.5053566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330754401619">
                <text:p>0.209330754401619</text:p>
              </table:table-cell>
              <table:table-cell office:value-type="float" office:value="161.594981663809">
                <text:p>161.59498166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5.9868994320365">
                <text:p>5.986899432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5.84526949474929">
                <text:p>5.845269494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19.2170887396133">
                <text:p>19.217088739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40.871326956609">
                <text:p>40.871326956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84120938729">
                <text:p>19.8884120938729</text:p>
              </table:table-cell>
              <table:table-cell office:value-type="float" office:value="3268.89217912694">
                <text:p>3268.8921791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200180437769">
                <text:p>0.202200180437769</text:p>
              </table:table-cell>
              <table:table-cell office:value-type="float" office:value="154.628770305081">
                <text:p>154.62877030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420604693647">
                <text:p>9.94420604693647</text:p>
              </table:table-cell>
              <table:table-cell office:value-type="float" office:value="5.43706163920985">
                <text:p>5.4370616392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420604693647">
                <text:p>9.94420604693647</text:p>
              </table:table-cell>
              <table:table-cell office:value-type="float" office:value="5.31087005835389">
                <text:p>5.31087005835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04197108211">
                <text:p>16.8404197108211</text:p>
              </table:table-cell>
              <table:table-cell office:value-type="float" office:value="18.4216614363539">
                <text:p>18.421661436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38.7800832036589">
                <text:p>38.7800832036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799">
                <text:p>18.9464570813799</text:p>
              </table:table-cell>
              <table:table-cell office:value-type="float" office:value="3181.67010142362">
                <text:p>3181.6701014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5">
                <text:p>0.1953125</text:p>
              </table:table-cell>
              <table:table-cell office:value-type="float" office:value="147.962865924916">
                <text:p>147.96286592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7">
                <text:p>9.47322854068997</text:p>
              </table:table-cell>
              <table:table-cell office:value-type="float" office:value="4.93772103643165">
                <text:p>4.9377210364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7">
                <text:p>9.47322854068997</text:p>
              </table:table-cell>
              <table:table-cell office:value-type="float" office:value="4.82532769482334">
                <text:p>4.8253276948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1">
                <text:p>16.4938488846611</text:p>
              </table:table-cell>
              <table:table-cell office:value-type="float" office:value="17.6591581937232">
                <text:p>17.659158193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36.7958411254746">
                <text:p>36.795841125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491149440312">
                <text:p>18.0491149440312</text:p>
              </table:table-cell>
              <table:table-cell office:value-type="float" office:value="3096.77532313001">
                <text:p>3096.7753231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659439243134">
                <text:p>0.188659439243134</text:p>
              </table:table-cell>
              <table:table-cell office:value-type="float" office:value="141.584322565071">
                <text:p>141.58432256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8">
                <text:p>9.02455747201558</text:p>
              </table:table-cell>
              <table:table-cell office:value-type="float" office:value="4.48423995376349">
                <text:p>4.4842399537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8">
                <text:p>9.02455747201558</text:p>
              </table:table-cell>
              <table:table-cell office:value-type="float" office:value="4.38417568243912">
                <text:p>4.384175682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16.9282162300266">
                <text:p>16.92821623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34.9131258182402">
                <text:p>34.9131258182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3014.14574617777">
                <text:p>3014.1457461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233006159532">
                <text:p>0.182233006159532</text:p>
              </table:table-cell>
              <table:table-cell office:value-type="float" office:value="135.480752355678">
                <text:p>135.48075235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713636337338">
                <text:p>8.59713636337338</text:p>
              </table:table-cell>
              <table:table-cell office:value-type="float" office:value="4.07240664560924">
                <text:p>4.0724066456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713636337338">
                <text:p>8.59713636337338</text:p>
              </table:table-cell>
              <table:table-cell office:value-type="float" office:value="3.98335566620916">
                <text:p>3.9833556662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219574246285">
                <text:p>15.8219574246285</text:p>
              </table:table-cell>
              <table:table-cell office:value-type="float" office:value="16.2275291713731">
                <text:p>16.227529171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33.1267425099403">
                <text:p>33.1267425099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799175482295">
                <text:p>16.3799175482295</text:p>
              </table:table-cell>
              <table:table-cell office:value-type="float" office:value="2933.72092942763">
                <text:p>2933.7209294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025480978677">
                <text:p>0.176025480978677</text:p>
              </table:table-cell>
              <table:table-cell office:value-type="float" office:value="129.640301456573">
                <text:p>129.640301456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8995877411475">
                <text:p>8.18995877411475</text:p>
              </table:table-cell>
              <table:table-cell office:value-type="float" office:value="3.69839617375591">
                <text:p>3.69839617375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8995877411475">
                <text:p>8.18995877411475</text:p>
              </table:table-cell>
              <table:table-cell office:value-type="float" office:value="3.6191803232422">
                <text:p>3.619180323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63462492373">
                <text:p>15.4963462492373</text:p>
              </table:table-cell>
              <table:table-cell office:value-type="float" office:value="15.5558447168625">
                <text:p>15.555844716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31.4317622269893">
                <text:p>31.4317622269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2855.4420444585">
                <text:p>2855.442044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029406893774">
                <text:p>0.170029406893774</text:p>
              </table:table-cell>
              <table:table-cell office:value-type="float" office:value="124.051627035764">
                <text:p>124.0516270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3.35873488292231">
                <text:p>3.3587348829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3.28829944141266">
                <text:p>3.2882994414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">
                <text:p>15.177436054938</text:p>
              </table:table-cell>
              <table:table-cell office:value-type="float" office:value="14.9119624004141">
                <text:p>14.911962400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29.8235081942493">
                <text:p>29.8235081942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5088937534">
                <text:p>14.865088937534</text:p>
              </table:table-cell>
              <table:table-cell office:value-type="float" office:value="2779.25183253612">
                <text:p>2779.2518325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237581104241">
                <text:p>0.164237581104241</text:p>
              </table:table-cell>
              <table:table-cell office:value-type="float" office:value="118.703875240333">
                <text:p>118.70387524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254446876699">
                <text:p>7.43254446876699</text:p>
              </table:table-cell>
              <table:table-cell office:value-type="float" office:value="3.05026813887886">
                <text:p>3.0502681388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254446876699">
                <text:p>7.43254446876699</text:p>
              </table:table-cell>
              <table:table-cell office:value-type="float" office:value="2.98766909925841">
                <text:p>2.9876690992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5088937534">
                <text:p>14.865088937534</text:p>
              </table:table-cell>
              <table:table-cell office:value-type="float" office:value="14.2947314452374">
                <text:p>14.294731445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28.2975429309122">
                <text:p>28.2975429309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610485661974">
                <text:p>14.1610485661974</text:p>
              </table:table-cell>
              <table:table-cell office:value-type="float" office:value="2705.09456273002">
                <text:p>2705.0945627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643046163327">
                <text:p>0.158643046163327</text:p>
              </table:table-cell>
              <table:table-cell office:value-type="float" office:value="113.586660117004">
                <text:p>113.58666011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52428309872">
                <text:p>7.08052428309872</text:p>
              </table:table-cell>
              <table:table-cell office:value-type="float" office:value="2.77013102950368">
                <text:p>2.7701310295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52428309872">
                <text:p>7.08052428309872</text:p>
              </table:table-cell>
              <table:table-cell office:value-type="float" office:value="2.71452366358365">
                <text:p>2.7145236635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91698308557">
                <text:p>14.5591698308557</text:p>
              </table:table-cell>
              <table:table-cell office:value-type="float" office:value="13.7030487071094">
                <text:p>13.703048707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26.8496560066406">
                <text:p>26.849656006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03529563053">
                <text:p>13.4903529563053</text:p>
              </table:table-cell>
              <table:table-cell office:value-type="float" office:value="2632.91599114793">
                <text:p>2632.9159911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239081620459">
                <text:p>0.153239081620459</text:p>
              </table:table-cell>
              <table:table-cell office:value-type="float" office:value="108.690043441411">
                <text:p>108.69004344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5">
                <text:p>6.74517647815265</text:p>
              </table:table-cell>
              <table:table-cell office:value-type="float" office:value="2.51572175665829">
                <text:p>2.5157217566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5">
                <text:p>6.74517647815265</text:p>
              </table:table-cell>
              <table:table-cell office:value-type="float" office:value="2.46635034716014">
                <text:p>2.4663503471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95464483553">
                <text:p>14.2595464483553</text:p>
              </table:table-cell>
              <table:table-cell office:value-type="float" office:value="13.1358567027835">
                <text:p>13.135856702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25.475852424184">
                <text:p>25.475852424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2562.66332125793">
                <text:p>2562.6633212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019195948281">
                <text:p>0.148019195948281</text:p>
              </table:table-cell>
              <table:table-cell office:value-type="float" office:value="104.004515416925">
                <text:p>104.0045154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2.28467747175764">
                <text:p>2.2846774717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2.24086609247181">
                <text:p>2.2408660924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2.5921417200058">
                <text:p>12.59214172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24.1723415964168">
                <text:p>24.1723415964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27537198366">
                <text:p>12.2427537198366</text:p>
              </table:table-cell>
              <table:table-cell office:value-type="float" office:value="2494.28516526935">
                <text:p>2494.2851652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97711874469">
                <text:p>0.14297711874469</text:p>
              </table:table-cell>
              <table:table-cell office:value-type="float" office:value="99.5209762055169">
                <text:p>99.5209762055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137685991828">
                <text:p>6.12137685991828</text:p>
              </table:table-cell>
              <table:table-cell office:value-type="float" office:value="2.07485233060529">
                <text:p>2.074852330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137685991828">
                <text:p>6.12137685991828</text:p>
              </table:table-cell>
              <table:table-cell office:value-type="float" office:value="2.03599656884587">
                <text:p>2.0359965688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786712657592">
                <text:p>13.6786712657592</text:p>
              </table:table-cell>
              <table:table-cell office:value-type="float" office:value="12.0709320057602">
                <text:p>12.070932005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22.9355268873826">
                <text:p>22.9355268873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629123942101">
                <text:p>11.6629123942101</text:p>
              </table:table-cell>
              <table:table-cell office:value-type="float" office:value="2427.73150654406">
                <text:p>2427.73150654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106793200497">
                <text:p>0.138106793200497</text:p>
              </table:table-cell>
              <table:table-cell office:value-type="float" office:value="95.2307182548281">
                <text:p>95.2307182548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3">
                <text:p>5.83145619710503</text:p>
              </table:table-cell>
              <table:table-cell office:value-type="float" office:value="1.88429756367593">
                <text:p>1.8842975636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3">
                <text:p>5.83145619710503</text:p>
              </table:table-cell>
              <table:table-cell office:value-type="float" office:value="1.84985708975572">
                <text:p>1.8498570897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971682817036">
                <text:p>13.3971682817036</text:p>
              </table:table-cell>
              <table:table-cell office:value-type="float" office:value="11.5712960295066">
                <text:p>11.571296029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21.7619956884867">
                <text:p>21.7619956884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05335145821">
                <text:p>11.1105335145821</text:p>
              </table:table-cell>
              <table:table-cell office:value-type="float" office:value="2362.9536630108">
                <text:p>2362.953663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402368823671">
                <text:p>0.133402368823671</text:p>
              </table:table-cell>
              <table:table-cell office:value-type="float" office:value="91.1254093870888">
                <text:p>91.125409387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26675729105">
                <text:p>5.55526675729105</text:p>
              </table:table-cell>
              <table:table-cell office:value-type="float" office:value="1.71124337674635">
                <text:p>1.7112433767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26675729105">
                <text:p>5.55526675729105</text:p>
              </table:table-cell>
              <table:table-cell office:value-type="float" office:value="1.68073527474522">
                <text:p>1.6807352747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14585452883">
                <text:p>13.1214585452883</text:p>
              </table:table-cell>
              <table:table-cell office:value-type="float" office:value="11.0923408183047">
                <text:p>11.092340818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20.6485100024558">
                <text:p>20.6485100024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2299.9042515556">
                <text:p>2299.904251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858194411415">
                <text:p>0.128858194411415</text:p>
              </table:table-cell>
              <table:table-cell office:value-type="float" office:value="87.1970766170666">
                <text:p>87.197076617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1.55408251377535">
                <text:p>1.5540825137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1.52707529647381">
                <text:p>1.5270752964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0.6332103608514">
                <text:p>10.6332103608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19.5919975090835">
                <text:p>19.591997509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830219902765">
                <text:p>10.0830219902765</text:p>
              </table:table-cell>
              <table:table-cell office:value-type="float" office:value="2238.53715336243">
                <text:p>2238.5371533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468811261646">
                <text:p>0.124468811261646</text:p>
              </table:table-cell>
              <table:table-cell office:value-type="float" office:value="83.4380906676055">
                <text:p>83.438090667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7">
                <text:p>5.04151099513827</text:p>
              </table:table-cell>
              <table:table-cell office:value-type="float" office:value="1.41135532937131">
                <text:p>1.4113553293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7">
                <text:p>5.04151099513827</text:p>
              </table:table-cell>
              <table:table-cell office:value-type="float" office:value="1.38746356796377">
                <text:p>1.3874635679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69443757089">
                <text:p>12.5869443757089</text:p>
              </table:table-cell>
              <table:table-cell office:value-type="float" office:value="10.1930840775769">
                <text:p>10.193084077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18.5895430881105">
                <text:p>18.5895430881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5">
                <text:p>9.60546988305005</text:p>
              </table:table-cell>
              <table:table-cell office:value-type="float" office:value="2178.80748017863">
                <text:p>2178.8074801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228946615714">
                <text:p>0.120228946615714</text:p>
              </table:table-cell>
              <table:table-cell office:value-type="float" office:value="79.841151152686">
                <text:p>79.84115115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73494152502">
                <text:p>4.80273494152502</text:p>
              </table:table-cell>
              <table:table-cell office:value-type="float" office:value="1.28173623220674">
                <text:p>1.2817362322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73494152502">
                <text:p>4.80273494152502</text:p>
              </table:table-cell>
              <table:table-cell office:value-type="float" office:value="1.26061573838037">
                <text:p>1.2606157383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79088061669">
                <text:p>12.3279088061669</text:p>
              </table:table-cell>
              <table:table-cell office:value-type="float" office:value="9.77117535406614">
                <text:p>9.7711753540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17.63838077585">
                <text:p>17.63838077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5053559966013">
                <text:p>9.15053559966013</text:p>
              </table:table-cell>
              <table:table-cell office:value-type="float" office:value="2120.67154148044">
                <text:p>2120.6715414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133507324484">
                <text:p>0.116133507324484</text:p>
              </table:table-cell>
              <table:table-cell office:value-type="float" office:value="76.3992723992301">
                <text:p>76.399272399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26779983006">
                <text:p>4.57526779983006</text:p>
              </table:table-cell>
              <table:table-cell office:value-type="float" office:value="1.1640213734718">
                <text:p>1.164021373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26779983006">
                <text:p>4.57526779983006</text:p>
              </table:table-cell>
              <table:table-cell office:value-type="float" office:value="1.14536487771316">
                <text:p>1.1453648777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5">
                <text:p>12.0742041115605</text:p>
              </table:table-cell>
              <table:table-cell office:value-type="float" office:value="9.36673013518455">
                <text:p>9.3667301351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6.7358861333635">
                <text:p>16.7358861333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">
                <text:p>8.71714791469</text:p>
              </table:table-cell>
              <table:table-cell office:value-type="float" office:value="2064.08681251467">
                <text:p>2064.0868125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177573730179">
                <text:p>0.112177573730179</text:p>
              </table:table-cell>
              <table:table-cell office:value-type="float" office:value="73.1057698801153">
                <text:p>73.105769880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">
                <text:p>4.358573957345</text:p>
              </table:table-cell>
              <table:table-cell office:value-type="float" office:value="1.05711746602215">
                <text:p>1.0571174660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">
                <text:p>4.358573957345</text:p>
              </table:table-cell>
              <table:table-cell office:value-type="float" office:value="1.04065074166403">
                <text:p>1.0406507416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8.97902557739529">
                <text:p>8.9790255773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15.8795690051324">
                <text:p>15.879569005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28633810317">
                <text:p>8.30428633810317</text:p>
              </table:table-cell>
              <table:table-cell office:value-type="float" office:value="2009.01190319306">
                <text:p>2009.0119031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56393756625">
                <text:p>0.108356393756625</text:p>
              </table:table-cell>
              <table:table-cell office:value-type="float" office:value="69.9542472320486">
                <text:p>69.954247232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214316905158">
                <text:p>4.15214316905158</text:p>
              </table:table-cell>
              <table:table-cell office:value-type="float" office:value="0.960031630378104">
                <text:p>0.960031630378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214316905158">
                <text:p>4.15214316905158</text:p>
              </table:table-cell>
              <table:table-cell office:value-type="float" office:value="0.945510017984943">
                <text:p>0.94551001798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823507736296">
                <text:p>11.5823507736296</text:p>
              </table:table-cell>
              <table:table-cell office:value-type="float" office:value="8.60736875685918">
                <text:p>8.6073687568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15.067066648241">
                <text:p>15.067066648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1097871231422">
                <text:p>7.91097871231422</text:p>
              </table:table-cell>
              <table:table-cell office:value-type="float" office:value="1955.40652781662">
                <text:p>1955.4065278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66537720081">
                <text:p>0.10466537720081</text:p>
              </table:table-cell>
              <table:table-cell office:value-type="float" office:value="66.9385838330886">
                <text:p>66.938583833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548935615711">
                <text:p>3.95548935615711</text:p>
              </table:table-cell>
              <table:table-cell office:value-type="float" office:value="0.871862173268766">
                <text:p>0.87186217326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548935615711">
                <text:p>3.95548935615711</text:p>
              </table:table-cell>
              <table:table-cell office:value-type="float" office:value="0.859067464537023">
                <text:p>0.85906746453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439894414645">
                <text:p>11.3439894414645</text:p>
              </table:table-cell>
              <table:table-cell office:value-type="float" office:value="8.25109543100859">
                <text:p>8.2510954310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14.2961372131173">
                <text:p>14.2961372131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629892306722">
                <text:p>7.53629892306722</text:p>
              </table:table-cell>
              <table:table-cell office:value-type="float" office:value="1903.23147560785">
                <text:p>1903.2314756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00090218884">
                <text:p>0.101100090218884</text:p>
              </table:table-cell>
              <table:table-cell office:value-type="float" office:value="64.0529229156886">
                <text:p>64.05292291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61">
                <text:p>3.76814946153361</text:p>
              </table:table-cell>
              <table:table-cell office:value-type="float" office:value="0.791790213076163">
                <text:p>0.79179021307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61">
                <text:p>3.76814946153361</text:p>
              </table:table-cell>
              <table:table-cell office:value-type="float" office:value="0.780527857546001">
                <text:p>0.78052785754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05335145821">
                <text:p>11.1105335145821</text:p>
              </table:table-cell>
              <table:table-cell office:value-type="float" office:value="7.90956885138186">
                <text:p>7.90956885138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13.5646535578402">
                <text:p>13.564653557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4">
                <text:p>7.17936471873144</text:p>
              </table:table-cell>
              <table:table-cell office:value-type="float" office:value="1852.44858202914">
                <text:p>1852.4485820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6562499999997">
                <text:p>0.0976562499999997</text:p>
              </table:table-cell>
              <table:table-cell office:value-type="float" office:value="61.2916601921759">
                <text:p>61.291660192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0.719072074399922">
                <text:p>0.71907207439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0.709168675982485">
                <text:p>0.70916867598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7.58217862559649">
                <text:p>7.582178625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12.8705973789478">
                <text:p>12.870597378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3933563287959">
                <text:p>6.83933563287959</text:p>
              </table:table-cell>
              <table:table-cell office:value-type="float" office:value="1803.02070086657">
                <text:p>1803.0207008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3297196215666">
                <text:p>0.0943297196215666</text:p>
              </table:table-cell>
              <table:table-cell office:value-type="float" office:value="58.6494329705761">
                <text:p>58.649432970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96678164398">
                <text:p>3.4196678164398</text:p>
              </table:table-cell>
              <table:table-cell office:value-type="float" office:value="0.653032381106319">
                <text:p>0.65303238110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96678164398">
                <text:p>3.4196678164398</text:p>
              </table:table-cell>
              <table:table-cell office:value-type="float" office:value="0.644333454767322">
                <text:p>0.64433345476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79361470994">
                <text:p>10.6579361470994</text:p>
              </table:table-cell>
              <table:table-cell office:value-type="float" office:value="7.2683396264271">
                <text:p>7.268339626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12.212053642552">
                <text:p>12.212053642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541100525698">
                <text:p>6.51541100525698</text:p>
              </table:table-cell>
              <table:table-cell office:value-type="float" office:value="1754.91167705849">
                <text:p>1754.9116770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16503079766">
                <text:p>0.091116503079766</text:p>
              </table:table-cell>
              <table:table-cell office:value-type="float" office:value="56.1211097396445">
                <text:p>56.121109739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9">
                <text:p>3.25770550262849</text:p>
              </table:table-cell>
              <table:table-cell office:value-type="float" office:value="0.593057783712808">
                <text:p>0.5930577837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9">
                <text:p>3.25770550262849</text:p>
              </table:table-cell>
              <table:table-cell office:value-type="float" office:value="0.585425745655249">
                <text:p>0.58542574565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6.96749094603854">
                <text:p>6.9674909460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11.587205300393">
                <text:p>11.587205300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2809648145">
                <text:p>6.20682809648145</text:p>
              </table:table-cell>
              <table:table-cell office:value-type="float" office:value="1708.08632024915">
                <text:p>1708.0863202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0127404893386">
                <text:p>0.0880127404893386</text:p>
              </table:table-cell>
              <table:table-cell office:value-type="float" office:value="53.7017802028765">
                <text:p>53.70178020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41404824072">
                <text:p>3.10341404824072</text:p>
              </table:table-cell>
              <table:table-cell office:value-type="float" office:value="0.53859126285054">
                <text:p>0.5385912628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41404824072">
                <text:p>3.10341404824072</text:p>
              </table:table-cell>
              <table:table-cell office:value-type="float" office:value="0.531903630240288">
                <text:p>0.53190363024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237757319722">
                <text:p>10.2237757319722</text:p>
              </table:table-cell>
              <table:table-cell office:value-type="float" office:value="6.67909489350496">
                <text:p>6.6790948935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10.9943282762552">
                <text:p>10.9943282762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5">
                <text:p>5.91286029203495</text:p>
              </table:table-cell>
              <table:table-cell office:value-type="float" office:value="1662.51037904802">
                <text:p>1662.5103790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0147034468868">
                <text:p>0.0850147034468868</text:p>
              </table:table-cell>
              <table:table-cell office:value-type="float" office:value="51.3867457421438">
                <text:p>51.386745742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7">
                <text:p>2.95643014601747</text:p>
              </table:table-cell>
              <table:table-cell office:value-type="float" office:value="0.489126955897797">
                <text:p>0.48912695589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7">
                <text:p>2.95643014601747</text:p>
              </table:table-cell>
              <table:table-cell office:value-type="float" office:value="0.48327473460555">
                <text:p>0.4832747346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2">
                <text:p>10.0133734698702</text:p>
              </table:table-cell>
              <table:table-cell office:value-type="float" office:value="6.40263603382332">
                <text:p>6.402636033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10.4317867089112">
                <text:p>10.4317867089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281539131766">
                <text:p>5.63281539131766</text:p>
              </table:table-cell>
              <table:table-cell office:value-type="float" office:value="1618.15051597581">
                <text:p>1618.150515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1187905521203">
                <text:p>0.0821187905521203</text:p>
              </table:table-cell>
              <table:table-cell office:value-type="float" office:value="49.1715102924333">
                <text:p>49.171510292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640769565883">
                <text:p>2.81640769565883</text:p>
              </table:table-cell>
              <table:table-cell office:value-type="float" office:value="0.444205458736222">
                <text:p>0.44420545873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640769565883">
                <text:p>2.81640769565883</text:p>
              </table:table-cell>
              <table:table-cell office:value-type="float" office:value="0.439091699755003">
                <text:p>0.43909169975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0730122370934">
                <text:p>9.80730122370934</text:p>
              </table:table-cell>
              <table:table-cell office:value-type="float" office:value="6.13762026670363">
                <text:p>6.1376202667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9.89802843846701">
                <text:p>9.89802843846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4">
                <text:p>5.36603397773594</text:p>
              </table:table-cell>
              <table:table-cell office:value-type="float" office:value="1574.97428307913">
                <text:p>1574.97428307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93215230816633">
                <text:p>0.0793215230816633</text:p>
              </table:table-cell>
              <table:table-cell office:value-type="float" office:value="47.0517716099685">
                <text:p>47.051771609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01698886797">
                <text:p>2.68301698886797</text:p>
              </table:table-cell>
              <table:table-cell office:value-type="float" office:value="0.40340955899451">
                <text:p>0.4034095589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01698886797">
                <text:p>2.68301698886797</text:p>
              </table:table-cell>
              <table:table-cell office:value-type="float" office:value="0.398948066157654">
                <text:p>0.39894806615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3">
                <text:p>9.60546988305003</text:p>
              </table:table-cell>
              <table:table-cell office:value-type="float" office:value="5.8835739434897">
                <text:p>5.883573943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9.39158072365606">
                <text:p>9.3915807236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188786598611">
                <text:p>5.11188786598611</text:p>
              </table:table-cell>
              <table:table-cell office:value-type="float" office:value="1532.95009819575">
                <text:p>1532.950098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6195408102293">
                <text:p>0.0766195408102293</text:p>
              </table:table-cell>
              <table:table-cell office:value-type="float" office:value="45.023412916754">
                <text:p>45.02341291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94393299305">
                <text:p>2.55594393299305</text:p>
              </table:table-cell>
              <table:table-cell office:value-type="float" office:value="0.366360361151669">
                <text:p>0.36636036115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94393299305">
                <text:p>2.55594393299305</text:p>
              </table:table-cell>
              <table:table-cell office:value-type="float" office:value="0.362474534544236">
                <text:p>0.36247453454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0779217131912">
                <text:p>9.40779217131912</text:p>
              </table:table-cell>
              <table:table-cell office:value-type="float" office:value="5.64004302063194">
                <text:p>5.6400430206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8.91104617826382">
                <text:p>8.9110461782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">
                <text:p>4.8697786228781</text:p>
              </table:table-cell>
              <table:table-cell office:value-type="float" office:value="1492.04722185315">
                <text:p>1492.0472218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0095979741403">
                <text:p>0.0740095979741403</text:p>
              </table:table-cell>
              <table:table-cell office:value-type="float" office:value="43.0824949053153">
                <text:p>43.082494905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332713767511414">
                <text:p>0.33271376751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329335568557787">
                <text:p>0.32933556855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3">
                <text:p>9.21418260806933</text:p>
              </table:table-cell>
              <table:table-cell office:value-type="float" office:value="5.40659224819934">
                <text:p>5.4065922481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8.45509891547181">
                <text:p>8.45509891547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913615821576">
                <text:p>4.63913615821576</text:p>
              </table:table-cell>
              <table:table-cell office:value-type="float" office:value="1452.23573478347">
                <text:p>1452.23573478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4885593723447">
                <text:p>0.0714885593723447</text:p>
              </table:table-cell>
              <table:table-cell office:value-type="float" office:value="41.2252480881082">
                <text:p>41.225248088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56807910788">
                <text:p>2.31956807910788</text:p>
              </table:table-cell>
              <table:table-cell office:value-type="float" office:value="0.302157282364429">
                <text:p>0.30215728236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56807910788">
                <text:p>2.31956807910788</text:p>
              </table:table-cell>
              <table:table-cell office:value-type="float" office:value="0.299226308004388">
                <text:p>0.29922630800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5">
                <text:p>9.02455747201555</text:p>
              </table:table-cell>
              <table:table-cell office:value-type="float" office:value="5.18280439198033">
                <text:p>5.1828043919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8.02248088948193">
                <text:p>8.02248088948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194173824159">
                <text:p>4.4194173824159</text:p>
              </table:table-cell>
              <table:table-cell office:value-type="float" office:value="1413.48651603846">
                <text:p>1413.4865160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533966002485">
                <text:p>0.0690533966002485</text:p>
              </table:table-cell>
              <table:table-cell office:value-type="float" office:value="39.4480654767371">
                <text:p>39.448065476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970869120795">
                <text:p>2.20970869120795</text:p>
              </table:table-cell>
              <table:table-cell office:value-type="float" office:value="0.274407109656877">
                <text:p>0.27440710965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970869120795">
                <text:p>2.20970869120795</text:p>
              </table:table-cell>
              <table:table-cell office:value-type="float" office:value="0.271869764307666">
                <text:p>0.27186976430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88347648318">
                <text:p>8.8388347648318</text:p>
              </table:table-cell>
              <table:table-cell office:value-type="float" office:value="4.96827948778212">
                <text:p>4.9682794877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7.6119984243273">
                <text:p>7.6119984243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1010492770526">
                <text:p>4.21010492770526</text:p>
              </table:table-cell>
              <table:table-cell office:value-type="float" office:value="1375.77122168837">
                <text:p>1375.7712216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67011844118355">
                <text:p>0.0667011844118355</text:p>
              </table:table-cell>
              <table:table-cell office:value-type="float" office:value="37.7474955767657">
                <text:p>37.747495576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505246385263">
                <text:p>2.10505246385263</text:p>
              </table:table-cell>
              <table:table-cell office:value-type="float" office:value="0.24920551720949">
                <text:p>0.2492055172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505246385263">
                <text:p>2.10505246385263</text:p>
              </table:table-cell>
              <table:table-cell office:value-type="float" office:value="0.247014272366793">
                <text:p>0.24701427236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693417569323">
                <text:p>8.65693417569323</text:p>
              </table:table-cell>
              <table:table-cell office:value-type="float" office:value="4.76263412659589">
                <text:p>4.7626341265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7.22251892029162">
                <text:p>7.22251892029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6">
                <text:p>4.01070592988406</text:p>
              </table:table-cell>
              <table:table-cell office:value-type="float" office:value="1339.06226408912">
                <text:p>1339.0622640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290972057075">
                <text:p>0.0644290972057075</text:p>
              </table:table-cell>
              <table:table-cell office:value-type="float" office:value="36.1202356845157">
                <text:p>36.120235684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226318443007196">
                <text:p>0.22631844300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224431175376481">
                <text:p>0.22443117537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">
                <text:p>8.4787770465479</text:p>
              </table:table-cell>
              <table:table-cell office:value-type="float" office:value="4.56550076935014">
                <text:p>4.5655007693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6.8529677288498">
                <text:p>6.8529677288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075086778769">
                <text:p>3.82075086778769</text:p>
              </table:table-cell>
              <table:table-cell office:value-type="float" office:value="1303.3327917028">
                <text:p>1303.332791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2344056308231">
                <text:p>0.0622344056308231</text:p>
              </table:table-cell>
              <table:table-cell office:value-type="float" office:value="34.5631254728329">
                <text:p>34.563125472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037543389385">
                <text:p>1.91037543389385</text:p>
              </table:table-cell>
              <table:table-cell office:value-type="float" office:value="0.20553332132749">
                <text:p>0.2055333213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037543389385">
                <text:p>1.91037543389385</text:p>
              </table:table-cell>
              <table:table-cell office:value-type="float" office:value="0.203912721310593">
                <text:p>0.20391272131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28633810315">
                <text:p>8.30428633810315</text:p>
              </table:table-cell>
              <table:table-cell office:value-type="float" office:value="4.37652709002757">
                <text:p>4.3765270900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6.50232518750682">
                <text:p>6.50232518750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979245771391">
                <text:p>3.63979245771391</text:p>
              </table:table-cell>
              <table:table-cell office:value-type="float" office:value="1268.55666945653">
                <text:p>1268.5566694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114473307857">
                <text:p>0.060114473307857</text:p>
              </table:table-cell>
              <table:table-cell office:value-type="float" office:value="33.0731408533668">
                <text:p>33.07314085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5">
                <text:p>1.81989622885695</text:p>
              </table:table-cell>
              <table:table-cell office:value-type="float" office:value="0.186657108517516">
                <text:p>0.18665710851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5">
                <text:p>1.81989622885695</text:p>
              </table:table-cell>
              <table:table-cell office:value-type="float" office:value="0.185270151718187">
                <text:p>0.18527015171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338659651204">
                <text:p>8.13338659651204</text:p>
              </table:table-cell>
              <table:table-cell office:value-type="float" office:value="4.19537534597143">
                <text:p>4.1953753459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6.16962380635373">
                <text:p>6.16962380635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7404600212">
                <text:p>3.467404600212</text:p>
              </table:table-cell>
              <table:table-cell office:value-type="float" office:value="1234.70845962541">
                <text:p>1234.7084596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066753662242">
                <text:p>0.058066753662242</text:p>
              </table:table-cell>
              <table:table-cell office:value-type="float" office:value="31.6473881034401">
                <text:p>31.647388103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702300106">
                <text:p>1.733702300106</text:p>
              </table:table-cell>
              <table:table-cell office:value-type="float" office:value="0.169514490084093">
                <text:p>0.16951449008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702300106">
                <text:p>1.733702300106</text:p>
              </table:table-cell>
              <table:table-cell office:value-type="float" office:value="0.168331965249962">
                <text:p>0.16833196524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600392074534">
                <text:p>7.96600392074534</text:p>
              </table:table-cell>
              <table:table-cell office:value-type="float" office:value="4.02172177425595">
                <text:p>4.0217217742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5.85394559857774">
                <text:p>5.85394559857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1201.76340322556">
                <text:p>1201.7634032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0887868650894">
                <text:p>0.0560887868650894</text:p>
              </table:table-cell>
              <table:table-cell office:value-type="float" office:value="30.2830982461045">
                <text:p>30.283098246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153946252444887">
                <text:p>0.15394625244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152942339940518">
                <text:p>0.15294233994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3">
                <text:p>7.80206593063503</text:p>
              </table:table-cell>
              <table:table-cell office:value-type="float" office:value="3.85525601304198">
                <text:p>3.8552560130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5.55441954756081">
                <text:p>5.55441954756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673609392723">
                <text:p>3.14673609392723</text:p>
              </table:table-cell>
              <table:table-cell office:value-type="float" office:value="1169.69740190362">
                <text:p>1169.6974019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1781968783125">
                <text:p>0.0541781968783125</text:p>
              </table:table-cell>
              <table:table-cell office:value-type="float" office:value="28.977621672467">
                <text:p>28.97762167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6804696361">
                <text:p>1.57336804696361</text:p>
              </table:table-cell>
              <table:table-cell office:value-type="float" office:value="0.1398078042182">
                <text:p>0.139807804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6804696361">
                <text:p>1.57336804696361</text:p>
              </table:table-cell>
              <table:table-cell office:value-type="float" office:value="0.138959699732291">
                <text:p>0.13895969973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150173557538">
                <text:p>7.64150173557538</text:p>
              </table:table-cell>
              <table:table-cell office:value-type="float" office:value="3.69568054688371">
                <text:p>3.6956805468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5.27021920357805">
                <text:p>5.27021920357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770037289143">
                <text:p>2.99770037289143</text:p>
              </table:table-cell>
              <table:table-cell office:value-type="float" office:value="1138.48700030957">
                <text:p>1138.4870003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3326886004047">
                <text:p>0.0523326886004047</text:p>
              </table:table-cell>
              <table:table-cell office:value-type="float" office:value="27.7284229958421">
                <text:p>27.728422995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5018644572">
                <text:p>1.49885018644572</text:p>
              </table:table-cell>
              <table:table-cell office:value-type="float" office:value="0.126967833317749">
                <text:p>0.12696783331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5018644572">
                <text:p>1.49885018644572</text:p>
              </table:table-cell>
              <table:table-cell office:value-type="float" office:value="0.126255412053969">
                <text:p>0.12625541205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424190386826">
                <text:p>7.48424190386826</text:p>
              </table:table-cell>
              <table:table-cell office:value-type="float" office:value="3.54271017499505">
                <text:p>3.5427101749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5.00056040346469">
                <text:p>5.00056040346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572328196686">
                <text:p>2.85572328196686</text:p>
              </table:table-cell>
              <table:table-cell office:value-type="float" office:value="1108.10936893975">
                <text:p>1108.1093689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550045109442">
                <text:p>0.050550045109442</text:p>
              </table:table-cell>
              <table:table-cell office:value-type="float" office:value="26.5330761277375">
                <text:p>26.533076127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786164098343">
                <text:p>1.42786164098343</text:p>
              </table:table-cell>
              <table:table-cell office:value-type="float" office:value="0.11530708738007">
                <text:p>0.1153070873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786164098343">
                <text:p>1.42786164098343</text:p>
              </table:table-cell>
              <table:table-cell office:value-type="float" office:value="0.114712604471852">
                <text:p>0.11471260447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02184326992">
                <text:p>7.3302184326992</text:p>
              </table:table-cell>
              <table:table-cell office:value-type="float" office:value="3.39607150152536">
                <text:p>3.3960715015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4.74469910695977">
                <text:p>4.74469910695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7">
                <text:p>2.72047051030037</text:p>
              </table:table-cell>
              <table:table-cell office:value-type="float" office:value="1078.54228743776">
                <text:p>1078.54228743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8281249999998">
                <text:p>0.0488281249999998</text:p>
              </table:table-cell>
              <table:table-cell office:value-type="float" office:value="25.3892595661095">
                <text:p>25.389259566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0.104717266197662">
                <text:p>0.10471726619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0.104225089527969">
                <text:p>0.10422508952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2">
                <text:p>7.17936471873142</text:p>
              </table:table-cell>
              <table:table-cell office:value-type="float" office:value="3.25550244693354">
                <text:p>3.2555024469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4.50192934375655">
                <text:p>4.50192934375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9162358067012">
                <text:p>2.59162358067012</text:p>
              </table:table-cell>
              <table:table-cell office:value-type="float" office:value="1049.76412834096">
                <text:p>1049.7641283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1648598107833">
                <text:p>0.0471648598107833</text:p>
              </table:table-cell>
              <table:table-cell office:value-type="float" office:value="24.2947518867368">
                <text:p>24.294751886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1179033506">
                <text:p>1.29581179033506</text:p>
              </table:table-cell>
              <table:table-cell office:value-type="float" office:value="0.0951000158712474">
                <text:p>0.095100015871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1179033506">
                <text:p>1.29581179033506</text:p>
              </table:table-cell>
              <table:table-cell office:value-type="float" office:value="0.0946963878740864">
                <text:p>0.094696387874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161552930501">
                <text:p>7.03161552930501</text:p>
              </table:table-cell>
              <table:table-cell office:value-type="float" office:value="3.1207517795871">
                <text:p>3.120751779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4.27158126559534">
                <text:p>4.27158126559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887909957304">
                <text:p>2.46887909957304</text:p>
              </table:table-cell>
              <table:table-cell office:value-type="float" office:value="1021.75384126053">
                <text:p>1021.7538412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558251539883">
                <text:p>0.045558251539883</text:p>
              </table:table-cell>
              <table:table-cell office:value-type="float" office:value="23.2474274289578">
                <text:p>23.247427428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43954978652">
                <text:p>1.23443954978652</text:p>
              </table:table-cell>
              <table:table-cell office:value-type="float" office:value="0.0863660153392493">
                <text:p>0.0863660153392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43954978652">
                <text:p>1.23443954978652</text:p>
              </table:table-cell>
              <table:table-cell office:value-type="float" office:value="0.0860388407149604">
                <text:p>0.086038840714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90697422877">
                <text:p>6.88690697422877</text:p>
              </table:table-cell>
              <table:table-cell office:value-type="float" office:value="2.99157866674914">
                <text:p>2.9915786667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4.05301929802384">
                <text:p>4.05301929802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194804282978">
                <text:p>2.35194804282978</text:p>
              </table:table-cell>
              <table:table-cell office:value-type="float" office:value="994.490937483789">
                <text:p>994.49093748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0063702446692">
                <text:p>0.0440063702446692</text:p>
              </table:table-cell>
              <table:table-cell office:value-type="float" office:value="22.245252167391">
                <text:p>22.24525216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597402141489">
                <text:p>1.17597402141489</text:p>
              </table:table-cell>
              <table:table-cell office:value-type="float" office:value="0.0784341468005436">
                <text:p>0.078434146800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597402141489">
                <text:p>1.17597402141489</text:p>
              </table:table-cell>
              <table:table-cell office:value-type="float" office:value="0.07817280339581">
                <text:p>0.078172803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3">
                <text:p>6.74517647815263</text:p>
              </table:table-cell>
              <table:table-cell office:value-type="float" office:value="2.86775224415082">
                <text:p>2.8677522441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3.84564038672555">
                <text:p>3.8456403867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967.955474987249">
                <text:p>967.95547498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073517234434">
                <text:p>0.0425073517234434</text:p>
              </table:table-cell>
              <table:table-cell office:value-type="float" office:value="21.2862797616226">
                <text:p>21.28627976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027753751236">
                <text:p>1.12027753751236</text:p>
              </table:table-cell>
              <table:table-cell office:value-type="float" office:value="0.0712307423257197">
                <text:p>0.0712307423257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027753751236">
                <text:p>1.12027753751236</text:p>
              </table:table-cell>
              <table:table-cell office:value-type="float" office:value="0.071025912715458">
                <text:p>0.07102591271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58">
                <text:p>6.60636275350858</text:p>
              </table:table-cell>
              <table:table-cell office:value-type="float" office:value="2.74905120337981">
                <text:p>2.7490512033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3.64887233357743">
                <text:p>3.64887233357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443790117873">
                <text:p>2.13443790117873</text:p>
              </table:table-cell>
              <table:table-cell office:value-type="float" office:value="942.128043849634">
                <text:p>942.12804384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0593952760601">
                <text:p>0.0410593952760601</text:p>
              </table:table-cell>
              <table:table-cell office:value-type="float" office:value="20.3686477761877">
                <text:p>20.368647776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21895058937">
                <text:p>1.06721895058937</text:p>
              </table:table-cell>
              <table:table-cell office:value-type="float" office:value="0.0646888996596813">
                <text:p>0.064688899659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21895058937">
                <text:p>1.06721895058937</text:p>
              </table:table-cell>
              <table:table-cell office:value-type="float" office:value="0.0645324212248252">
                <text:p>0.064532421224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040577400857">
                <text:p>6.47040577400857</text:p>
              </table:table-cell>
              <table:table-cell office:value-type="float" office:value="2.63526339634747">
                <text:p>2.6352633963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3.46217221784575">
                <text:p>3.46217221784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334664912801">
                <text:p>2.03334664912801</text:p>
              </table:table-cell>
              <table:table-cell office:value-type="float" office:value="916.989752054071">
                <text:p>916.98975205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6607615408316">
                <text:p>0.0396607615408316</text:p>
              </table:table-cell>
              <table:table-cell office:value-type="float" office:value="19.4905740635051">
                <text:p>19.490574063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">
                <text:p>1.016673324564</text:p>
              </table:table-cell>
              <table:table-cell office:value-type="float" office:value="0.0587478608610448">
                <text:p>0.058747860861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">
                <text:p>1.016673324564</text:p>
              </table:table-cell>
              <table:table-cell office:value-type="float" office:value="0.0586325923866928">
                <text:p>0.058632592386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724674868764">
                <text:p>6.33724674868764</text:p>
              </table:table-cell>
              <table:table-cell office:value-type="float" office:value="2.52618545612783">
                <text:p>2.5261854561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3.28502489816383">
                <text:p>3.28502489816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704328115465">
                <text:p>1.93704328115465</text:p>
              </table:table-cell>
              <table:table-cell office:value-type="float" office:value="892.52221166913">
                <text:p>892.5222116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3097704051146">
                <text:p>0.0383097704051146</text:p>
              </table:table-cell>
              <table:table-cell office:value-type="float" office:value="18.6503533027405">
                <text:p>18.650353302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521640577327">
                <text:p>0.968521640577327</text:p>
              </table:table-cell>
              <table:table-cell office:value-type="float" office:value="0.0533524480073941">
                <text:p>0.053352448007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521640577327">
                <text:p>0.968521640577327</text:p>
              </table:table-cell>
              <table:table-cell office:value-type="float" office:value="0.0532721510325351">
                <text:p>0.053272151032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2809648143">
                <text:p>6.20682809648143</text:p>
              </table:table-cell>
              <table:table-cell office:value-type="float" office:value="2.42162243349065">
                <text:p>2.4216224334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3.11694159115831">
                <text:p>3.11694159115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868.707525398586">
                <text:p>868.70752539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0047989870701">
                <text:p>0.0370047989870701</text:p>
              </table:table-cell>
              <table:table-cell office:value-type="float" office:value="17.8463536878753">
                <text:p>17.846353687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50516741815">
                <text:p>0.922650516741815</text:p>
              </table:table-cell>
              <table:table-cell office:value-type="float" office:value="0.048452550725454">
                <text:p>0.04845255072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50516741815">
                <text:p>0.922650516741815</text:p>
              </table:table-cell>
              <table:table-cell office:value-type="float" office:value="0.04840178406093">
                <text:p>0.0484017840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4">
                <text:p>6.07909342132674</text:p>
              </table:table-cell>
              <table:table-cell office:value-type="float" office:value="2.32138744847893">
                <text:p>2.32138744847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2.95745852280235">
                <text:p>2.95745852280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790388232625">
                <text:p>1.75790388232625</text:p>
              </table:table-cell>
              <table:table-cell office:value-type="float" office:value="845.528273490067">
                <text:p>845.52827349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442796861723">
                <text:p>0.0357442796861723</text:p>
              </table:table-cell>
              <table:table-cell office:value-type="float" office:value="17.0770137585513">
                <text:p>17.077013758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951941163127">
                <text:p>0.878951941163127</text:p>
              </table:table-cell>
              <table:table-cell office:value-type="float" office:value="0.0440026607865741">
                <text:p>0.044002660786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951941163127">
                <text:p>0.878951941163127</text:p>
              </table:table-cell>
              <table:table-cell office:value-type="float" office:value="0.0439766867842471">
                <text:p>0.043976686784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398748777457">
                <text:p>5.95398748777457</text:p>
              </table:table-cell>
              <table:table-cell office:value-type="float" office:value="2.2253013564083">
                <text:p>2.225301356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2.80613564877417">
                <text:p>2.80613564877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464603521295">
                <text:p>1.67464603521295</text:p>
              </table:table-cell>
              <table:table-cell office:value-type="float" office:value="822.967500993007">
                <text:p>822.96750099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5266983001242">
                <text:p>0.0345266983001242</text:p>
              </table:table-cell>
              <table:table-cell office:value-type="float" office:value="16.340839367533">
                <text:p>16.34083936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323017606474">
                <text:p>0.837323017606474</text:p>
              </table:table-cell>
              <table:table-cell office:value-type="float" office:value="0.0399614494450367">
                <text:p>0.039961449445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323017606474">
                <text:p>0.837323017606474</text:p>
              </table:table-cell>
              <table:table-cell office:value-type="float" office:value="0.0399561507502541">
                <text:p>0.039956150750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">
                <text:p>5.831456197105</text:p>
              </table:table-cell>
              <table:table-cell office:value-type="float" office:value="2.13319242769119">
                <text:p>2.1331924276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2.66255544029062">
                <text:p>2.66255544029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533144641748">
                <text:p>1.59533144641748</text:p>
              </table:table-cell>
              <table:table-cell office:value-type="float" office:value="801.008705356593">
                <text:p>801.00870535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505922059177">
                <text:p>0.0333505922059177</text:p>
              </table:table-cell>
              <table:table-cell office:value-type="float" office:value="15.636400778901">
                <text:p>15.636400778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665723208739">
                <text:p>0.797665723208739</text:p>
              </table:table-cell>
              <table:table-cell office:value-type="float" office:value="0.0362913835936819">
                <text:p>0.036291383593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665723208739">
                <text:p>0.797665723208739</text:p>
              </table:table-cell>
              <table:table-cell office:value-type="float" office:value="0.0363031892468288">
                <text:p>0.036303189246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144656393371">
                <text:p>5.71144656393371</text:p>
              </table:table-cell>
              <table:table-cell office:value-type="float" office:value="2.04489604091362">
                <text:p>2.0448960409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2.52632173206524">
                <text:p>2.52632173206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977335533169">
                <text:p>1.51977335533169</text:p>
              </table:table-cell>
              <table:table-cell office:value-type="float" office:value="779.635824358632">
                <text:p>779.63582435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145486028537">
                <text:p>0.0322145486028537</text:p>
              </table:table-cell>
              <table:table-cell office:value-type="float" office:value="14.9623298913396">
                <text:p>14.96232989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3">
                <text:p>0.759886677665843</text:p>
              </table:table-cell>
              <table:table-cell office:value-type="float" office:value="0.0329583771718607">
                <text:p>0.03295837717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3">
                <text:p>0.759886677665843</text:p>
              </table:table-cell>
              <table:table-cell office:value-type="float" office:value="0.0329841970446236">
                <text:p>0.032984197044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79">
                <text:p>5.59390669329979</text:p>
              </table:table-cell>
              <table:table-cell office:value-type="float" office:value="1.96025438861605">
                <text:p>1.9602543886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2.39705862921242">
                <text:p>2.39705862921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79384670369">
                <text:p>1.44779384670369</text:p>
              </table:table-cell>
              <table:table-cell office:value-type="float" office:value="758.833224356493">
                <text:p>758.83322435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172028154115">
                <text:p>0.0311172028154115</text:p>
              </table:table-cell>
              <table:table-cell office:value-type="float" office:value="14.3173175811248">
                <text:p>14.317317581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96923351847">
                <text:p>0.723896923351847</text:p>
              </table:table-cell>
              <table:table-cell office:value-type="float" office:value="0.0299314745881372">
                <text:p>0.029931474588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96923351847">
                <text:p>0.723896923351847</text:p>
              </table:table-cell>
              <table:table-cell office:value-type="float" office:value="0.0299686412475066">
                <text:p>0.029968641247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878575822518">
                <text:p>5.47878575822518</text:p>
              </table:table-cell>
              <table:table-cell office:value-type="float" office:value="1.8791161952525">
                <text:p>1.87911619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2.27440947008144">
                <text:p>2.2744094700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22343170414">
                <text:p>1.37922343170414</text:p>
              </table:table-cell>
              <table:table-cell office:value-type="float" office:value="738.585688851557">
                <text:p>738.58568885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0572366539285">
                <text:p>0.0300572366539285</text:p>
              </table:table-cell>
              <table:table-cell office:value-type="float" office:value="13.7001111596553">
                <text:p>13.700111159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11715852069">
                <text:p>0.689611715852069</text:p>
              </table:table-cell>
              <table:table-cell office:value-type="float" office:value="0.0271825632174997">
                <text:p>0.027182563217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11715852069">
                <text:p>0.689611715852069</text:p>
              </table:table-cell>
              <table:table-cell office:value-type="float" office:value="0.0272287804067721">
                <text:p>0.027228780406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2">
                <text:p>5.36603397773592</text:p>
              </table:table-cell>
              <table:table-cell office:value-type="float" office:value="1.80133644682371">
                <text:p>1.8013364468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2.15803584215867">
                <text:p>2.15803584215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390064883392">
                <text:p>1.31390064883392</text:p>
              </table:table-cell>
              <table:table-cell office:value-type="float" office:value="718.878407358787">
                <text:p>718.87840735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33376831121">
                <text:p>0.029033376831121</text:p>
              </table:table-cell>
              <table:table-cell office:value-type="float" office:value="13.1095119405856">
                <text:p>13.109511940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5032441696">
                <text:p>0.65695032441696</text:p>
              </table:table-cell>
              <table:table-cell office:value-type="float" office:value="0.0246861123028738">
                <text:p>0.024686112302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5032441696">
                <text:p>0.65695032441696</text:p>
              </table:table-cell>
              <table:table-cell office:value-type="float" office:value="0.0247394093151254">
                <text:p>0.024739409315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5560259533568">
                <text:p>5.25560259533568</text:p>
              </table:table-cell>
              <table:table-cell office:value-type="float" office:value="1.72677613170135">
                <text:p>1.7267761317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2.04761664832267">
                <text:p>2.04761664832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67168373378">
                <text:p>1.25167168373378</text:p>
              </table:table-cell>
              <table:table-cell office:value-type="float" office:value="699.696964573289">
                <text:p>699.69696457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0443934325446">
                <text:p>0.0280443934325446</text:p>
              </table:table-cell>
              <table:table-cell office:value-type="float" office:value="12.5443729118385">
                <text:p>12.544372911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35841866888">
                <text:p>0.625835841866888</text:p>
              </table:table-cell>
              <table:table-cell office:value-type="float" office:value="0.0224189358359616">
                <text:p>0.022418935835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35841866888">
                <text:p>0.625835841866888</text:p>
              </table:table-cell>
              <table:table-cell office:value-type="float" office:value="0.0224776271326898">
                <text:p>0.022477627132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29">
                <text:p>5.14744385792229</text:p>
              </table:table-cell>
              <table:table-cell office:value-type="float" office:value="1.65530199217986">
                <text:p>1.65530199217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1.94284722087571">
                <text:p>1.94284722087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9000700043">
                <text:p>1.19239000700043</text:p>
              </table:table-cell>
              <table:table-cell office:value-type="float" office:value="681.027329825933">
                <text:p>681.02732982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0890984391562">
                <text:p>0.0270890984391562</text:p>
              </table:table-cell>
              <table:table-cell office:value-type="float" office:value="12.0035965079749">
                <text:p>12.0035965079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5003500214">
                <text:p>0.596195003500214</text:p>
              </table:table-cell>
              <table:table-cell office:value-type="float" office:value="0.0203599772151427">
                <text:p>0.020359977215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5003500214">
                <text:p>0.596195003500214</text:p>
              </table:table-cell>
              <table:table-cell office:value-type="float" office:value="0.0204226267119212">
                <text:p>0.020422626711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5">
                <text:p>5.04151099513825</text:p>
              </table:table-cell>
              <table:table-cell office:value-type="float" office:value="1.58678628631202">
                <text:p>1.5867862863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1.84343848090732">
                <text:p>1.84343848090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591602915648">
                <text:p>1.13591602915648</text:p>
              </table:table-cell>
              <table:table-cell office:value-type="float" office:value="662.855846820328">
                <text:p>662.8558468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1663443002023">
                <text:p>0.0261663443002023</text:p>
              </table:table-cell>
              <table:table-cell office:value-type="float" office:value="11.4861324785943">
                <text:p>11.4861324785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2">
                <text:p>0.567958014578242</text:p>
              </table:table-cell>
              <table:table-cell office:value-type="float" office:value="0.0184901136804271">
                <text:p>0.018490113680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2">
                <text:p>0.567958014578242</text:p>
              </table:table-cell>
              <table:table-cell office:value-type="float" office:value="0.0185555031833366">
                <text:p>0.01855550318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775819914607">
                <text:p>4.93775819914607</text:p>
              </table:table-cell>
              <table:table-cell office:value-type="float" office:value="1.52110655960251">
                <text:p>1.5211065596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1.74911614067017">
                <text:p>1.74911614067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211677196165">
                <text:p>1.08211677196165</text:p>
              </table:table-cell>
              <table:table-cell office:value-type="float" office:value="645.169223643634">
                <text:p>645.16922364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275022554721">
                <text:p>0.025275022554721</text:p>
              </table:table-cell>
              <table:table-cell office:value-type="float" office:value="10.9909758486272">
                <text:p>10.990975848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058385980826">
                <text:p>0.541058385980826</text:p>
              </table:table-cell>
              <table:table-cell office:value-type="float" office:value="0.0167919787091333">
                <text:p>0.016791978709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058385980826">
                <text:p>0.541058385980826</text:p>
              </table:table-cell>
              <table:table-cell office:value-type="float" office:value="0.0168590800411503">
                <text:p>0.016859080041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614060481993">
                <text:p>4.83614060481993</text:p>
              </table:table-cell>
              <table:table-cell office:value-type="float" office:value="1.45814542615149">
                <text:p>1.4581454261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1.65961994676769">
                <text:p>1.65961994676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086555529132">
                <text:p>1.03086555529132</text:p>
              </table:table-cell>
              <table:table-cell office:value-type="float" office:value="627.954523043915">
                <text:p>627.9545230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4140624999999">
                <text:p>0.0244140624999999</text:p>
              </table:table-cell>
              <table:table-cell office:value-type="float" office:value="10.5171649665572">
                <text:p>10.5171649665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32777645658">
                <text:p>0.515432777645658</text:p>
              </table:table-cell>
              <table:table-cell office:value-type="float" office:value="0.015249800722776">
                <text:p>0.01524980072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32777645658">
                <text:p>0.515432777645658</text:p>
              </table:table-cell>
              <table:table-cell office:value-type="float" office:value="0.0153177511289027">
                <text:p>0.015317751128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6">
                <text:p>4.73661427034496</text:p>
              </table:table-cell>
              <table:table-cell office:value-type="float" office:value="1.39779035885699">
                <text:p>1.3977903588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1.57470296206509">
                <text:p>1.57470296206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2041698845171">
                <text:p>0.982041698845171</text:p>
              </table:table-cell>
              <table:table-cell office:value-type="float" office:value="611.199152966914">
                <text:p>611.19915296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5824299053916">
                <text:p>0.0235824299053916</text:p>
              </table:table-cell>
              <table:table-cell office:value-type="float" office:value="10.0637796367821">
                <text:p>10.063779636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020849422586">
                <text:p>0.491020849422586</text:p>
              </table:table-cell>
              <table:table-cell office:value-type="float" office:value="0.0138492566071376">
                <text:p>0.01384925660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020849422586">
                <text:p>0.491020849422586</text:p>
              </table:table-cell>
              <table:table-cell office:value-type="float" office:value="0.0139173370714356">
                <text:p>0.013917337071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913615821574">
                <text:p>4.63913615821574</text:p>
              </table:table-cell>
              <table:table-cell office:value-type="float" office:value="1.33993348830116">
                <text:p>1.339933488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1.49413088434257">
                <text:p>1.49413088434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530237983531">
                <text:p>0.935530237983531</text:p>
              </table:table-cell>
              <table:table-cell office:value-type="float" office:value="594.890857345331">
                <text:p>594.89085734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791257699414">
                <text:p>0.0227791257699414</text:p>
              </table:table-cell>
              <table:table-cell office:value-type="float" office:value="9.62993933248766">
                <text:p>9.6299393324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765118991765">
                <text:p>0.467765118991765</text:p>
              </table:table-cell>
              <table:table-cell office:value-type="float" office:value="0.0125773386850809">
                <text:p>0.012577338685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765118991765">
                <text:p>0.467765118991765</text:p>
              </table:table-cell>
              <table:table-cell office:value-type="float" office:value="0.0126449548324677">
                <text:p>0.012644954832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366411662593">
                <text:p>4.54366411662593</text:p>
              </table:table-cell>
              <table:table-cell office:value-type="float" office:value="1.28447140996099">
                <text:p>1.2844714099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1.41768139981058">
                <text:p>1.41768139981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1221653022199">
                <text:p>0.891221653022199</text:p>
              </table:table-cell>
              <table:table-cell office:value-type="float" office:value="579.017707133865">
                <text:p>579.01770713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0031851223346">
                <text:p>0.0220031851223346</text:p>
              </table:table-cell>
              <table:table-cell office:value-type="float" office:value="9.21480148556242">
                <text:p>9.2148014855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6108265111">
                <text:p>0.4456108265111</text:p>
              </table:table-cell>
              <table:table-cell office:value-type="float" office:value="0.0114222339065986">
                <text:p>0.011422233906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6108265111">
                <text:p>0.4456108265111</text:p>
              </table:table-cell>
              <table:table-cell office:value-type="float" office:value="0.0114888991977726">
                <text:p>0.011488899197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015686124081">
                <text:p>4.45015686124081</text:p>
              </table:table-cell>
              <table:table-cell office:value-type="float" office:value="1.23130499939887">
                <text:p>1.2313049993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1.34514356970355">
                <text:p>1.34514356970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011611348476">
                <text:p>0.849011611348476</text:p>
              </table:table-cell>
              <table:table-cell office:value-type="float" office:value="563.568091583463">
                <text:p>563.56809158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536758617216">
                <text:p>0.0212536758617216</text:p>
              </table:table-cell>
              <table:table-cell office:value-type="float" office:value="8.81755985023307">
                <text:p>8.8175598502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38">
                <text:p>0.424505805674238</text:p>
              </table:table-cell>
              <table:table-cell office:value-type="float" office:value="0.0103732141340688">
                <text:p>0.010373214134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38">
                <text:p>0.424505805674238</text:p>
              </table:table-cell>
              <table:table-cell office:value-type="float" office:value="0.0104385350936695">
                <text:p>0.010438535093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498">
                <text:p>4.35857395734498</text:p>
              </table:table-cell>
              <table:table-cell office:value-type="float" office:value="1.1803392351027">
                <text:p>1.180339235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1.27631724825943">
                <text:p>1.27631724825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880072175107">
                <text:p>0.80880072175107</text:p>
              </table:table-cell>
              <table:table-cell office:value-type="float" office:value="548.530709748394">
                <text:p>548.5307097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52969763803">
                <text:p>0.02052969763803</text:p>
              </table:table-cell>
              <table:table-cell office:value-type="float" office:value="8.43744293724162">
                <text:p>8.4374429372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00360875535">
                <text:p>0.404400360875535</text:p>
              </table:table-cell>
              <table:table-cell office:value-type="float" office:value="0.00942053650372911">
                <text:p>0.0094205365037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00360875535">
                <text:p>0.404400360875535</text:p>
              </table:table-cell>
              <table:table-cell office:value-type="float" office:value="0.00948419975021588">
                <text:p>0.0094841997502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87580235745">
                <text:p>4.26887580235745</text:p>
              </table:table-cell>
              <table:table-cell office:value-type="float" office:value="1.13148302865902">
                <text:p>1.1314830286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1.2110125304792">
                <text:p>1.2110125304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494300385431">
                <text:p>0.770494300385431</text:p>
              </table:table-cell>
              <table:table-cell office:value-type="float" office:value="533.894562219934">
                <text:p>533.89456221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303807704158">
                <text:p>0.0198303807704158</text:p>
              </table:table-cell>
              <table:table-cell office:value-type="float" office:value="8.07371251552398">
                <text:p>8.073712515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47150192715">
                <text:p>0.385247150192715</text:p>
              </table:table-cell>
              <table:table-cell office:value-type="float" office:value="0.00855535293796954">
                <text:p>0.0085553529379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47150192715">
                <text:p>0.385247150192715</text:p>
              </table:table-cell>
              <table:table-cell office:value-type="float" office:value="0.00861711380905788">
                <text:p>0.00861711380905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102360870656">
                <text:p>4.18102360870656</text:p>
              </table:table-cell>
              <table:table-cell office:value-type="float" office:value="1.08464906195548">
                <text:p>1.0846490619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1.14904922814264">
                <text:p>1.14904922814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4002147823441">
                <text:p>0.734002147823441</text:p>
              </table:table-cell>
              <table:table-cell office:value-type="float" office:value="519.64894308062">
                <text:p>519.6489430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548852025573">
                <text:p>0.0191548852025573</text:p>
              </table:table-cell>
              <table:table-cell office:value-type="float" office:value="7.72566217847973">
                <text:p>7.72566217847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00107391172">
                <text:p>0.36700107391172</text:p>
              </table:table-cell>
              <table:table-cell office:value-type="float" office:value="0.00776962796803029">
                <text:p>0.0077696279680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00107391172">
                <text:p>0.36700107391172</text:p>
              </table:table-cell>
              <table:table-cell office:value-type="float" office:value="0.00782930055818003">
                <text:p>0.0078293005581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497938705735">
                <text:p>4.09497938705735</text:p>
              </table:table-cell>
              <table:table-cell office:value-type="float" office:value="1.03975363112179">
                <text:p>1.0397536311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1.09025637263451">
                <text:p>1.09025637263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38336662473">
                <text:p>0.699238336662473</text:p>
              </table:table-cell>
              <table:table-cell office:value-type="float" office:value="505.783432073178">
                <text:p>505.78343207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502399493535">
                <text:p>0.018502399493535</text:p>
              </table:table-cell>
              <table:table-cell office:value-type="float" office:value="7.39261597204872">
                <text:p>7.39261597204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19168331236">
                <text:p>0.349619168331236</text:p>
              </table:table-cell>
              <table:table-cell office:value-type="float" office:value="0.00705606410387619">
                <text:p>0.0070560641038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19168331236">
                <text:p>0.349619168331236</text:p>
              </table:table-cell>
              <table:table-cell office:value-type="float" office:value="0.00711351255055779">
                <text:p>0.0071135125505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4">
                <text:p>4.01070592988404</text:p>
              </table:table-cell>
              <table:table-cell office:value-type="float" office:value="0.996716496930253">
                <text:p>0.99671649693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1.03447174320943">
                <text:p>1.03447174320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21009193711">
                <text:p>0.666121009193711</text:p>
              </table:table-cell>
              <table:table-cell office:value-type="float" office:value="492.287886978411">
                <text:p>492.28788697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721398430861">
                <text:p>0.0178721398430861</text:p>
              </table:table-cell>
              <table:table-cell office:value-type="float" office:value="7.07392708192997">
                <text:p>7.0739270819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060504596855">
                <text:p>0.333060504596855</text:p>
              </table:table-cell>
              <table:table-cell office:value-type="float" office:value="0.0064080340581136">
                <text:p>0.006408034058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060504596855">
                <text:p>0.333060504596855</text:p>
              </table:table-cell>
              <table:table-cell office:value-type="float" office:value="0.00646316493164569">
                <text:p>0.0064631649316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816679538068">
                <text:p>3.92816679538068</text:p>
              </table:table-cell>
              <table:table-cell office:value-type="float" office:value="0.955460741388408">
                <text:p>0.95546074138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0.981541419393741">
                <text:p>0.981541419393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572184653304">
                <text:p>0.634572184653304</text:p>
              </table:table-cell>
              <table:table-cell office:value-type="float" office:value="479.152436196458">
                <text:p>479.15243619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2633491500621">
                <text:p>0.0172633491500621</text:p>
              </table:table-cell>
              <table:table-cell office:value-type="float" office:value="6.76897657739341">
                <text:p>6.76897657739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2">
                <text:p>0.317286092326652</text:p>
              </table:table-cell>
              <table:table-cell office:value-type="float" office:value="0.00581951919447363">
                <text:p>0.0058195191944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2">
                <text:p>0.317286092326652</text:p>
              </table:table-cell>
              <table:table-cell office:value-type="float" office:value="0.0058722748623504">
                <text:p>0.0058722748623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732629170283">
                <text:p>3.84732629170283</text:p>
              </table:table-cell>
              <table:table-cell office:value-type="float" office:value="0.91591263026759">
                <text:p>0.9159126302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0.9313193562895">
                <text:p>0.9313193562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517575602491">
                <text:p>0.604517575602491</text:p>
              </table:table-cell>
              <table:table-cell office:value-type="float" office:value="466.367471526004">
                <text:p>466.36747152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752961029588">
                <text:p>0.0166752961029588</text:p>
              </table:table-cell>
              <table:table-cell office:value-type="float" office:value="6.47717220924475">
                <text:p>6.4771722092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258787801245">
                <text:p>0.302258787801245</text:p>
              </table:table-cell>
              <table:table-cell office:value-type="float" office:value="0.00528505362919633">
                <text:p>0.0052850536291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258787801245">
                <text:p>0.302258787801245</text:p>
              </table:table-cell>
              <table:table-cell office:value-type="float" office:value="0.00533540648021372">
                <text:p>0.0053354064802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59">
                <text:p>3.76814946153359</text:p>
              </table:table-cell>
              <table:table-cell office:value-type="float" office:value="0.878001481321641">
                <text:p>0.87800148132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883666981608601">
                <text:p>0.883666981608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886413004332">
                <text:p>0.575886413004332</text:p>
              </table:table-cell>
              <table:table-cell office:value-type="float" office:value="453.923641136161">
                <text:p>453.92364113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1072743014268">
                <text:p>0.0161072743014268</text:p>
              </table:table-cell>
              <table:table-cell office:value-type="float" office:value="6.19794725960894">
                <text:p>6.1979472596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43206502166">
                <text:p>0.287943206502166</text:p>
              </table:table-cell>
              <table:table-cell office:value-type="float" office:value="0.00479967346615269">
                <text:p>0.0047996734661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43206502166">
                <text:p>0.287943206502166</text:p>
              </table:table-cell>
              <table:table-cell office:value-type="float" office:value="0.00484762089247857">
                <text:p>0.0048476208924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5">
                <text:p>3.69060206696725</text:p>
              </table:table-cell>
              <table:table-cell office:value-type="float" office:value="0.84165953796027">
                <text:p>0.8416595379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838452813325318">
                <text:p>0.838452813325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1127958515">
                <text:p>0.54861127958515</text:p>
              </table:table-cell>
              <table:table-cell office:value-type="float" office:value="441.811842725873">
                <text:p>441.81184272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5586014077057">
                <text:p>0.0155586014077057</text:p>
              </table:table-cell>
              <table:table-cell office:value-type="float" office:value="5.9307594412984">
                <text:p>5.930759441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05639792575">
                <text:p>0.274305639792575</text:p>
              </table:table-cell>
              <table:table-cell office:value-type="float" office:value="0.00435887069422099">
                <text:p>0.0043588706942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05639792575">
                <text:p>0.274305639792575</text:p>
              </table:table-cell>
              <table:table-cell office:value-type="float" office:value="0.00440443074100203">
                <text:p>0.0044044307410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65057470399">
                <text:p>3.61465057470399</text:p>
              </table:table-cell>
              <table:table-cell office:value-type="float" office:value="0.806821848151289">
                <text:p>0.80682184815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79555209689222">
                <text:p>0.79555209689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627951088321">
                <text:p>0.522627951088321</text:p>
              </table:table-cell>
              <table:table-cell office:value-type="float" office:value="430.023216865851">
                <text:p>430.02321686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0286183269642">
                <text:p>0.0150286183269642</text:p>
              </table:table-cell>
              <table:table-cell office:value-type="float" office:value="5.67508984462856">
                <text:p>5.6750898446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31397554416">
                <text:p>0.26131397554416</text:p>
              </table:table-cell>
              <table:table-cell office:value-type="float" office:value="0.00395855131873551">
                <text:p>0.0039585513187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31397554416">
                <text:p>0.26131397554416</text:p>
              </table:table-cell>
              <table:table-cell office:value-type="float" office:value="0.00400175892103746">
                <text:p>0.0040017589210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026214154934">
                <text:p>3.54026214154934</text:p>
              </table:table-cell>
              <table:table-cell office:value-type="float" office:value="0.773426148335278">
                <text:p>0.77342614833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754846461018484">
                <text:p>0.754846461018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875245046582">
                <text:p>0.497875245046582</text:p>
              </table:table-cell>
              <table:table-cell office:value-type="float" office:value="418.54914051815">
                <text:p>418.5491405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166884155605">
                <text:p>0.0145166884155605</text:p>
              </table:table-cell>
              <table:table-cell office:value-type="float" office:value="5.43044192963512">
                <text:p>5.430441929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1">
                <text:p>0.248937622523291</text:p>
              </table:table-cell>
              <table:table-cell office:value-type="float" office:value="0.00359499733814957">
                <text:p>0.0035949973381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1">
                <text:p>0.248937622523291</text:p>
              </table:table-cell>
              <table:table-cell office:value-type="float" office:value="0.00363590107412147">
                <text:p>0.0036359010741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740460021198">
                <text:p>3.46740460021198</text:p>
              </table:table-cell>
              <table:table-cell office:value-type="float" office:value="0.741412752145224">
                <text:p>0.741412752145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716223591060843">
                <text:p>0.716223591060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294876716811">
                <text:p>0.474294876716811</text:p>
              </table:table-cell>
              <table:table-cell office:value-type="float" office:value="407.381220728675">
                <text:p>407.38122072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0221967162723">
                <text:p>0.0140221967162723</text:p>
              </table:table-cell>
              <table:table-cell office:value-type="float" office:value="5.19634056173597">
                <text:p>5.1963405617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47438358405">
                <text:p>0.237147438358405</text:p>
              </table:table-cell>
              <table:table-cell office:value-type="float" office:value="0.00326483221276789">
                <text:p>0.0032648322127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47438358405">
                <text:p>0.237147438358405</text:p>
              </table:table-cell>
              <table:table-cell office:value-type="float" office:value="0.0033034915100209">
                <text:p>0.003303491510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">
                <text:p>3.3960464453939</text:p>
              </table:table-cell>
              <table:table-cell office:value-type="float" office:value="0.710724443732235">
                <text:p>0.71072444373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679576919125979">
                <text:p>0.679576919125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831321837999">
                <text:p>0.451831321837999</text:p>
              </table:table-cell>
              <table:table-cell office:value-type="float" office:value="396.511288487974">
                <text:p>396.51128848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445492195781">
                <text:p>0.0135445492195781</text:p>
              </table:table-cell>
              <table:table-cell office:value-type="float" office:value="4.97233108896475">
                <text:p>4.9723310889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15660918999">
                <text:p>0.225915660918999</text:p>
              </table:table-cell>
              <table:table-cell office:value-type="float" office:value="0.00296498950483601">
                <text:p>0.0029649895048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15660918999">
                <text:p>0.225915660918999</text:p>
              </table:table-cell>
              <table:table-cell office:value-type="float" office:value="0.00300147224424059">
                <text:p>0.0030014722442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615682016672">
                <text:p>3.32615682016672</text:p>
              </table:table-cell>
              <table:table-cell office:value-type="float" office:value="0.68130637550668">
                <text:p>0.6813063755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6448053300293">
                <text:p>0.6448053300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431685889297">
                <text:p>0.430431685889297</text:p>
              </table:table-cell>
              <table:table-cell office:value-type="float" office:value="385.931392755843">
                <text:p>385.93139275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0831721501011">
                <text:p>0.0130831721501011</text:p>
              </table:table-cell>
              <table:table-cell office:value-type="float" office:value="4.75797845898416">
                <text:p>4.75797845898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15842944649">
                <text:p>0.215215842944649</text:p>
              </table:table-cell>
              <table:table-cell office:value-type="float" office:value="0.00269268439872892">
                <text:p>0.0026926843987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15842944649">
                <text:p>0.215215842944649</text:p>
              </table:table-cell>
              <table:table-cell office:value-type="float" office:value="0.00272706486625409">
                <text:p>0.0027270648662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7">
                <text:p>3.25770550262847</text:p>
              </table:table-cell>
              <table:table-cell office:value-type="float" office:value="0.653105970111995">
                <text:p>0.65310597011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611812882298786">
                <text:p>0.611812882298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045579540257">
                <text:p>0.410045579540257</text:p>
              </table:table-cell>
              <table:table-cell office:value-type="float" office:value="375.633794645375">
                <text:p>375.63379464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375112773605">
                <text:p>0.0126375112773605</text:p>
              </table:table-cell>
              <table:table-cell office:value-type="float" office:value="4.55286637416389">
                <text:p>4.5528663741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022789770128">
                <text:p>0.205022789770128</text:p>
              </table:table-cell>
              <table:table-cell office:value-type="float" office:value="0.00244538783673">
                <text:p>0.0024453878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022789770128">
                <text:p>0.205022789770128</text:p>
              </table:table-cell>
              <table:table-cell office:value-type="float" office:value="0.0024777449796605">
                <text:p>0.002477744979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066289283495">
                <text:p>3.19066289283495</text:p>
              </table:table-cell>
              <table:table-cell office:value-type="float" office:value="0.626072826455955">
                <text:p>0.62607282645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580508543454099">
                <text:p>0.580508543454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624999999996">
                <text:p>0.390624999999996</text:p>
              </table:table-cell>
              <table:table-cell office:value-type="float" office:value="365.610961762187">
                <text:p>365.61096176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070312499999">
                <text:p>0.0122070312499999</text:p>
              </table:table-cell>
              <table:table-cell office:value-type="float" office:value="4.3565964830824">
                <text:p>4.356596483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499999998">
                <text:p>0.195312499999998</text:p>
              </table:table-cell>
              <table:table-cell office:value-type="float" office:value="0.00222080303018426">
                <text:p>0.0022208030301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499999998">
                <text:p>0.195312499999998</text:p>
              </table:table-cell>
              <table:table-cell office:value-type="float" office:value="0.00225121897913109">
                <text:p>0.00225121897913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7">
                <text:p>3.12499999999997</text:p>
              </table:table-cell>
              <table:table-cell office:value-type="float" office:value="0.600158629631474">
                <text:p>0.60015862963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550805938830537">
                <text:p>0.550805938830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